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6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4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28cm"/>
    </style:style>
    <style:style style:name="gr37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3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52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127cm"/>
    </style:style>
    <style:style style:name="gr43" style:family="graphic" style:parent-style-name="objectwithoutfill">
      <style:graphic-properties draw:stroke="dash" draw:stroke-dash="Fine_20_Dashed" draw:fill="none" draw:textarea-vertical-align="middle"/>
    </style:style>
    <style:style style:name="gr44" style:family="graphic" style:parent-style-name="standard">
      <style:graphic-properties draw:stroke="dash" draw:stroke-dash="Ultrafine_20_Dashed" draw:fill="solid" draw:fill-color="#ccffcc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72cm"/>
    </style:style>
    <style:style style:name="gr46" style:family="graphic" style:parent-style-name="standard">
      <style:graphic-properties draw:stroke="dash" draw:stroke-dash="Ultrafine_20_Dashed" draw:fill="none" draw:textarea-vertical-align="middle"/>
    </style:style>
    <style:style style:name="gr47" style:family="graphic" style:parent-style-name="standard">
      <style:graphic-properties draw:stroke="none" draw:fill="none" draw:textarea-vertical-align="middle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0" style:family="graphic" style:parent-style-name="objectwithoutfill">
      <style:graphic-properties draw:marker-start="Arrow" draw:marker-end="Arrow" draw:fill="none" draw:textarea-vertical-align="middle"/>
    </style:style>
    <style:style style:name="gr51" style:family="graphic" style:parent-style-name="standard">
      <style:graphic-properties draw:stroke="dash" draw:stroke-dash="Ultrafine_20_Dashed" draw:fill="none" draw:fill-color="#cfe7f5" draw:textarea-vertical-align="middle"/>
    </style:style>
    <style:style style:name="gr52" style:family="graphic" style:parent-style-name="standard">
      <style:graphic-properties draw:stroke="none" draw:fill="none" fo:min-height="2.9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3.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379cm"/>
    </style:style>
    <style:style style:name="gr55" style:family="graphic" style:parent-style-name="objectwithoutfill">
      <style:graphic-properties draw:marker-start="Arrow" draw:marker-end="" draw:fill="none" draw:textarea-vertical-align="middle"/>
    </style:style>
    <style:style style:name="gr56" style:family="graphic" style:parent-style-name="objectwithoutfill">
      <style:graphic-properties draw:marker-start="" draw:marker-end="Arrow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2.588cm"/>
    </style:style>
    <style:style style:name="gr58" style:family="graphic" style:parent-style-name="standard">
      <style:graphic-properties draw:stroke="none" draw:fill="none" fo:min-height="0.738cm"/>
    </style:style>
    <style:style style:name="gr59" style:family="graphic" style:parent-style-name="standard">
      <style:graphic-properties draw:stroke="none" draw:fill="none" fo:min-height="2.137cm"/>
    </style:style>
    <style:style style:name="gr60" style:family="graphic" style:parent-style-name="standard">
      <style:graphic-properties draw:stroke="none" draw:fill="none" fo:min-height="0.714cm"/>
    </style:style>
    <style:style style:name="gr61" style:family="graphic" style:parent-style-name="objectwithoutfill">
      <style:graphic-properties draw:stroke="dash" draw:stroke-dash="_32__20_Dots_20_1_20_Dash" draw:marker-end="" draw:marker-end-width="0.3cm" draw:fill="none" draw:textarea-vertical-align="middle"/>
    </style:style>
    <style:style style:name="gr62" style:family="graphic" style:parent-style-name="standard">
      <style:graphic-properties svg:stroke-color="#000000" draw:fill-color="#000000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4.09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39.99cm"/>
    </style:style>
    <style:style style:name="gr65" style:family="graphic" style:parent-style-name="standard">
      <style:graphic-properties draw:fill-color="#83caff" draw:textarea-vertical-align="middle"/>
    </style:style>
    <style:style style:name="gr66" style:family="graphic" style:parent-style-name="standard">
      <style:graphic-properties draw:fill-color="#ccffcc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81cm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7.629cm"/>
    </style:style>
    <style:style style:name="gr70" style:family="graphic" style:parent-style-name="objectwithoutfill">
      <style:graphic-properties draw:stroke="dash" draw:stroke-dash="Fine_20_Dashed_20__28_var_29_" svg:stroke-color="#000000" draw:marker-start="" draw:marker-end="" draw:marker-end-width="0.2cm" draw:fill="none" draw:textarea-vertical-align="middle"/>
    </style:style>
    <style:style style:name="gr71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72" style:family="graphic" style:parent-style-name="objectwithoutfill">
      <style:graphic-properties draw:marker-start="Double_20_Arrow" draw:marker-end="Double_20_Arrow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cm"/>
    </style:style>
    <style:style style:name="gr74" style:family="graphic" style:parent-style-name="objectwithoutfill">
      <style:graphic-properties draw:stroke="dash" draw:stroke-dash="Fine_20_Dashed_20__28_var_29_" svg:stroke-color="#000000" draw:marker-end="" draw:marker-end-width="0.2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55cm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0.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13cm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1.051cm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5.51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8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13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8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5.518cm"/>
    </style:style>
    <style:style style:name="gr86" style:family="graphic" style:parent-style-name="objectwithoutfill">
      <style:graphic-properties draw:marker-start="" draw:marker-end="Small_20_Arrow" draw:fill="none" draw:textarea-vertical-align="middle"/>
    </style:style>
    <style:style style:name="gr87" style:family="graphic" style:parent-style-name="objectwithoutfill">
      <style:graphic-properties svg:stroke-width="0.159cm" svg:stroke-color="#0066cc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88" style:family="graphic" style:parent-style-name="objectwithoutfill">
      <style:graphic-properties svg:stroke-width="0.159cm" svg:stroke-color="#579d1c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89" style:family="graphic" style:parent-style-name="objectwithoutfill">
      <style:graphic-properties svg:stroke-width="0.159cm" svg:stroke-color="#c5000b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4.04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068cm"/>
    </style:style>
    <style:style style:name="gr92" style:family="graphic" style:parent-style-name="objectwithoutfill">
      <style:graphic-properties svg:stroke-color="#000000" draw:marker-end="Small_20_Arrow" draw:marker-end-width="0.2cm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04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38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98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83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3cm" fo:min-width="3.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42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39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8cm"/>
    </style:style>
    <style:style style:name="gr10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25cm" fo:min-width="16.73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7cm" fo:min-width="20.17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592cm"/>
    </style:style>
    <style:style style:name="gr104" style:family="graphic" style:parent-style-name="objectwithoutfill">
      <style:graphic-properties draw:stroke="dash" draw:stroke-dash="Fine_20_Dashed" svg:stroke-color="#000000" draw:marker-end="" draw:marker-end-width="0.2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5.882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3cm" fo:min-width="13.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89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39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19.28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1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9.284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6.84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76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2.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2.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3.768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1.127cm"/>
    </style:style>
    <style:style style:name="gr1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0.8cm"/>
    </style:style>
    <style:style style:name="gr119" style:family="graphic" style:parent-style-name="standard" style:list-style-name="L1">
      <style:graphic-properties draw:stroke="dash" draw:stroke-dash="Fine_20_Dashed_20__28_var_29_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7.629cm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0.9cm"/>
    </style:style>
    <style:style style:name="gr1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0.6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18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18pt"/>
    </style:style>
    <style:style style:name="P19" style:family="paragraph">
      <style:text-properties style:use-window-font-color="true" fo:font-size="18pt" fo:font-weight="bold" style:font-weight-asian="bold" style:font-weight-complex="bold"/>
    </style:style>
    <style:style style:name="P20" style:family="paragraph">
      <style:text-properties fo:color="#3333ff" fo:font-size="18pt"/>
    </style:style>
    <style:style style:name="P21" style:family="paragraph">
      <style:text-properties fo:color="#3333ff" fo:font-family="Arial" style:font-style-name="Italique" style:font-family-generic="swiss" style:font-pitch="variable" fo:font-size="18pt"/>
    </style:style>
    <style:style style:name="P22" style:family="paragraph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3" style:family="paragraph">
      <style:text-properties fo:color="#00ccff" fo:font-family="Arial" style:font-style-name="Italique" style:font-family-generic="swiss" style:font-pitch="variable" fo:font-size="18pt"/>
    </style:style>
    <style:style style:name="P24" style:family="paragraph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style:style style:name="P25" style:family="paragraph">
      <style:text-properties fo:color="#000000" fo:font-family="Arial" style:font-family-generic="roman" style:font-pitch="variable" fo:font-size="18pt" fo:font-style="normal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/>
    </style:style>
    <style:style style:name="P26" style:family="paragraph">
      <style:text-properties fo:color="#000000" fo:font-family="Arial" style:font-family-generic="roman" style:font-pitch="variable" fo:font-size="14pt" fo:font-style="normal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'Lucida Sans'" style:font-family-generic-complex="system" style:font-pitch-complex="variable" style:font-size-complex="14pt" style:font-style-complex="normal" style:font-weight-complex="bold"/>
    </style:style>
    <style:style style:name="P27" style:family="paragraph">
      <style:text-properties fo:color="#c5000b" fo:font-family="Arial" style:font-style-name="Italique" style:font-family-generic="swiss" style:font-pitch="variable" fo:font-size="18pt"/>
    </style:style>
    <style:style style:name="P28" style:family="paragraph">
      <style:text-properties fo:color="#000000" fo:font-family="Arial" style:font-style-name="Italique" style:font-family-generic="swiss" style:font-pitch="variable" fo:font-size="18pt"/>
    </style:style>
    <style:style style:name="P29" style:family="paragraph">
      <style:text-properties fo:color="#004586" fo:font-family="Arial" style:font-style-name="Italique" style:font-family-generic="swiss" style:font-pitch="variable" fo:font-size="18pt"/>
    </style:style>
    <style:style style:name="P30" style:family="paragraph">
      <style:text-properties fo:color="#579d1c" fo:font-family="Arial" style:font-style-name="Italique" style:font-family-generic="swiss" style:font-pitch="variable" fo:font-size="18pt"/>
    </style:style>
    <style:style style:name="P31" style:family="paragraph">
      <style:text-properties fo:color="#ff3333" fo:font-size="18pt"/>
    </style:style>
    <style:style style:name="P32" style:family="paragraph">
      <style:text-properties fo:color="#993366" fo:font-family="Arial" style:font-style-name="Italique" style:font-family-generic="swiss" style:font-pitch="variable" fo:font-size="18pt"/>
    </style:style>
    <style:style style:name="P33" style:family="paragraph">
      <style:text-properties fo:color="#ff3333" fo:font-family="Arial" style:font-style-name="Italique" style:font-family-generic="swiss" style:font-pitch="variable" fo:font-size="18pt"/>
    </style:style>
    <style:style style:name="P34" style:family="paragraph">
      <style:text-properties fo:color="#000000" fo:font-size="18pt" fo:font-style="italic" style:font-style-asian="italic" style:font-style-complex="italic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19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0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1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2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4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3333ff" fo:font-size="13pt" style:font-size-asian="13pt" style:font-size-complex="13pt"/>
    </style:style>
    <style:style style:name="T27" style:family="text">
      <style:text-properties fo:color="#ff33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3333" fo:font-size="16pt" style:font-size-asian="16pt" style:font-size-complex="16pt"/>
    </style:style>
    <style:style style:name="T31" style:family="text">
      <style:text-properties fo:color="#3333ff" fo:font-size="16pt" style:font-size-asian="16pt" style:font-size-complex="16pt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18pt"/>
    </style:style>
    <style:style style:name="T42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style:use-window-font-color="true" fo:font-size="18pt" fo:font-weight="bold" style:font-weight-asian="bold" style:font-weight-complex="bold"/>
    </style:style>
    <style:style style:name="T45" style:family="text">
      <style:text-properties style:use-window-font-color="true" fo:font-size="18pt" fo:font-weight="normal" style:font-weight-asian="normal" style:font-weight-complex="normal"/>
    </style:style>
    <style:style style:name="T46" style:family="text">
      <style:text-properties fo:color="#004586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7" style:family="text">
      <style:text-properties fo:color="#c5000b" fo:font-size="18pt"/>
    </style:style>
    <style:style style:name="T48" style:family="text">
      <style:text-properties fo:color="#579d1c" fo:font-size="18pt"/>
    </style:style>
    <style:style style:name="T49" style:family="text">
      <style:text-properties fo:color="#004586" fo:font-family="Arial" style:font-style-name="Italique" style:font-family-generic="swiss" style:font-pitch="variable" fo:font-size="18pt"/>
    </style:style>
    <style:style style:name="T50" style:family="text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1" style:family="text">
      <style:text-properties fo:color="#004586" fo:font-size="18pt"/>
    </style:style>
    <style:style style:name="T52" style:family="text">
      <style:text-properties fo:color="#c5000b"/>
    </style:style>
    <style:style style:name="T53" style:family="text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style:style style:name="T54" style:family="text">
      <style:text-properties fo:color="#000000" fo:font-family="Arial" style:font-family-generic="roman" style:font-pitch="variable" fo:font-size="14pt" fo:font-style="normal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'Lucida Sans'" style:font-family-generic-complex="system" style:font-pitch-complex="variable" style:font-size-complex="14pt" style:font-style-complex="normal" style:font-weight-complex="bold"/>
    </style:style>
    <style:style style:name="T55" style:family="text">
      <style:text-properties fo:color="#c5000b" fo:font-family="Arial" style:font-style-name="Italique" style:font-family-generic="swiss" style:font-pitch="variable" fo:font-size="18pt"/>
    </style:style>
    <style:style style:name="T56" style:family="text">
      <style:text-properties fo:color="#000000" fo:font-family="Arial" style:font-family-generic="roman" style:font-pitch="variable" fo:font-size="14pt" fo:font-weight="bold" style:letter-kerning="true" style:font-family-asian="'Microsoft YaHei'" style:font-family-generic-asian="system" style:font-pitch-asian="variable" style:font-size-asian="14pt" style:font-weight-asian="bold" style:font-family-complex="'Lucida Sans'" style:font-family-generic-complex="system" style:font-pitch-complex="variable" style:font-size-complex="14pt" style:font-weight-complex="bold"/>
    </style:style>
    <style:style style:name="T57" style:family="text">
      <style:text-properties fo:color="#000000" fo:font-family="Arial" style:font-style-name="Italique" style:font-family-generic="swiss" style:font-pitch="variable" fo:font-size="18pt"/>
    </style:style>
    <style:style style:name="T58" style:family="text">
      <style:text-properties fo:color="#c5000b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9" style:family="text">
      <style:text-properties fo:color="#000000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0" style:family="text">
      <style:text-properties fo:color="#579d1c" fo:font-family="Arial" style:font-style-name="Italique" style:font-family-generic="swiss" style:font-pitch="variable" fo:font-size="18pt"/>
    </style:style>
    <style:style style:name="T61" style:family="text">
      <style:text-properties fo:color="#000000" fo:font-size="18pt"/>
    </style:style>
    <style:style style:name="T62" style:family="text">
      <style:text-properties fo:color="#993366" fo:font-size="18pt"/>
    </style:style>
    <style:style style:name="T63" style:family="text">
      <style:text-properties fo:color="#993366" fo:font-family="Arial" style:font-style-name="Italique" style:font-family-generic="swiss" style:font-pitch="variable" fo:font-size="18pt"/>
    </style:style>
    <style:style style:name="T64" style:family="text">
      <style:text-properties fo:color="#ff3333" fo:font-size="18pt"/>
    </style:style>
    <style:style style:name="T65" style:family="text">
      <style:text-properties fo:color="#000000" fo:font-size="18pt" fo:font-style="italic" style:font-style-asian="italic" style:font-style-complex="italic"/>
    </style:style>
    <style:style style:name="T66" style:family="text">
      <style:text-properties fo:color="#579d1c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7" style:family="text">
      <style:text-properties fo:color="#000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7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7cm" svg:y2="25.7cm" draw:start-shape="id1" draw:start-glue-point="3" draw:end-shape="id2" draw:end-glue-point="1" svg:d="M20700 25250l-50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4.534cm" svg:x="33.4cm" svg:y="9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4">DisplayPageID</text:span></text:p>
          <text:p text:style-name="P1"><text:span text:style-name="T7">ImageSetID</text:span></text:p>
          <text:p text:style-name="P1"><text:span text:style-name="T6">LeftXPosPixels</text:span></text:p>
          <text:p text:style-name="P1"><text:span text:style-name="T6">TopYPosPixels</text:span></text:p>
          <text:p text:style-name="P1"><text:span text:style-name="T6">AlternateScreenLayout...</text:span></text:p>
          <text:p text:style-name="P1"><text:span text:style-name="T8">DefaultImageIndexWithinSet</text:span></text:p>
        </draw:rect>
        <draw:connector draw:style-name="gr5" draw:text-style-name="P3" draw:layer="layout" draw:type="line" svg:x1="36.4cm" svg:y1="21.3cm" svg:x2="36.55cm" svg:y2="13.634cm" draw:start-shape="id3" draw:start-glue-point="0" draw:end-shape="id4" draw:end-glue-point="2" svg:d="M36400 21300l150-7666">
          <text:p/>
        </draw:connector>
        <draw:connector draw:style-name="gr5" draw:text-style-name="P3" draw:layer="layout" draw:type="line" svg:x1="39.7cm" svg:y1="11.367cm" svg:x2="41.8cm" svg:y2="11.617cm" draw:start-shape="id4" draw:end-shape="id5" draw:end-glue-point="3" svg:d="M39700 11367l2100 250">
          <text:p/>
        </draw:connector>
        <draw:rect draw:style-name="gr4" draw:text-style-name="P2" xml:id="id5" draw:id="id5" draw:layer="layout" svg:width="5.947cm" svg:height="4.034cm" svg:x="41.8cm" svg:y="9.6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7.1cm" svg:height="2.1cm" svg:x="24.7cm" svg:y="7.5cm">
          <text:p text:style-name="P1"><text:span text:style-name="T1">DisplayPage</text:span></text:p>
          <text:p text:style-name="P1"><text:span text:style-name="T2">{ PageID }</text:span></text:p>
          <text:p text:style-name="P1"><text:span text:style-name="T2">AlternateConsoleScreenLayout...</text:span></text:p>
        </draw:rect>
        <draw:connector draw:style-name="gr2" draw:text-style-name="P3" draw:layer="layout" draw:type="line" svg:x1="33.4cm" svg:y1="11.367cm" svg:x2="28.25cm" svg:y2="9.6cm" draw:start-shape="id4" draw:start-glue-point="3" draw:end-shape="id6" draw:end-glue-point="2" svg:d="M33400 11367l-5150-1767">
          <text:p/>
        </draw:connector>
        <draw:rect draw:style-name="gr7" draw:text-style-name="P2" xml:id="id27" draw:id="id27" draw:layer="layout" svg:width="9.2cm" svg:height="5.5cm" svg:x="11.4cm" svg:y="4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8">Display_AlternateConsoleScreenLayout...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3.634cm" draw:start-shape="id11" draw:start-glue-point="0" draw:end-shape="id4" draw:end-glue-point="2" svg:d="M54650 18100l-18100-4466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3.634cm" draw:start-shape="id12" draw:start-glue-point="3" draw:end-shape="id5" draw:end-glue-point="2" svg:d="M49700 15200l-4927-15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9cm" svg:y="24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9.3cm" svg:y="27.6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9cm" svg:y1="27.6cm" svg:x2="61.85cm" svg:y2="26cm" draw:start-shape="id15" draw:end-shape="id16" svg:d="M61900 27600l-50-1600">
          <text:p/>
        </draw:connector>
        <draw:connector draw:style-name="gr2" draw:text-style-name="P3" draw:layer="layout" draw:type="line" svg:x1="40.75cm" svg:y1="46.7cm" svg:x2="36.05cm" svg:y2="44.9cm" draw:start-shape="id17" draw:start-glue-point="0" draw:end-shape="id18" draw:end-glue-point="2" svg:d="M40750 46700l-4700-1800">
          <text:p/>
        </draw:connector>
        <draw:rect draw:style-name="gr11" draw:text-style-name="P2" xml:id="id19" draw:id="id19" draw:layer="layout" svg:width="5cm" svg:height="4.5cm" svg:x="15.7cm" svg:y="18.9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8.1cm" svg:height="5.3cm" svg:x="12.9cm" svg:y="10.2cm">
          <draw:glue-point draw:id="4" svg:x="-3.641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  <text:p text:style-name="P1"><text:span text:style-name="T9">KeyGen_AlternateScreenLayout...</text:span></text:p>
          <text:p text:style-name="P1"><text:span text:style-name="T13">Hint_PrimaryAssociatedDivisionID</text:span></text:p>
        </draw:rect>
        <draw:connector draw:style-name="gr12" draw:text-style-name="P3" draw:layer="layout" draw:type="line" svg:x1="15.7cm" svg:y1="21.15cm" svg:x2="13.2cm" svg:y2="24.7cm" draw:start-shape="id19" draw:start-glue-point="3" draw:end-shape="id2" draw:end-glue-point="0" svg:d="M15700 21150l-2500 3550">
          <text:p/>
        </draw:connector>
        <draw:connector draw:style-name="gr2" draw:text-style-name="P3" draw:layer="layout" draw:type="line" svg:x1="20.7cm" svg:y1="21.15cm" svg:x2="32.8cm" svg:y2="23cm" draw:start-shape="id19" draw:start-glue-point="1" draw:end-shape="id3" draw:end-glue-point="3" svg:d="M20700 21150l12100 18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6.95cm" svg:y2="15.5cm" draw:start-shape="id20" draw:start-glue-point="3" draw:end-shape="id21" draw:end-glue-point="2" svg:d="M22800 19700l-5850-42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2.85cm" svg:x2="22.1cm" svg:y2="16.3cm" draw:start-shape="id21" draw:start-glue-point="1" draw:end-shape="id22" draw:end-glue-point="3" svg:d="M21000 12850l1100 3450">
          <text:p/>
        </draw:connector>
        <draw:connector draw:style-name="gr2" draw:text-style-name="P3" draw:layer="layout" draw:type="line" svg:x1="21cm" svg:y1="12.85cm" svg:x2="28.25cm" svg:y2="9.6cm" draw:start-shape="id21" draw:start-glue-point="1" draw:end-shape="id6" draw:end-glue-point="2" svg:d="M21000 12850l7250-3250">
          <text:p/>
        </draw:connector>
        <draw:connector draw:style-name="gr2" draw:text-style-name="P3" draw:layer="layout" draw:type="line" svg:x1="49.7cm" svg:y1="12.017cm" svg:x2="47.747cm" svg:y2="11.617cm" draw:start-shape="id23" draw:start-glue-point="3" draw:end-shape="id5" draw:end-glue-point="1" svg:d="M49700 12017l-1953-400">
          <text:p/>
        </draw:connector>
        <draw:connector draw:style-name="gr2" draw:text-style-name="P3" draw:layer="layout" draw:type="line" svg:x1="61.85cm" svg:y1="24cm" svg:x2="54.65cm" svg:y2="20.9cm" draw:start-shape="id16" draw:start-glue-point="0" draw:end-shape="id11" draw:end-glue-point="2" svg:d="M61850 24000l-7200-31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6.9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1.1cm" svg:height="6.2cm" svg:x="30.5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3">PitchLvl_ScalingContinuousControlID</text:span></text:p>
          <text:p text:style-name="P1"><text:span text:style-name="T3">PitchLvl_IncrementingContinuousControlID</text:span></text:p>
          <text:p text:style-name="P1"><text:span text:style-name="T3">HarmonicShaping_IncrementingContinuousControlID</text:span></text:p>
          <text:p text:style-name="P1"><text:span text:style-name="T3">PhaseAngleOutputContinuousControlID</text:span></text:p>
        </draw:rect>
        <draw:rect draw:style-name="gr13" draw:text-style-name="P2" xml:id="id17" draw:id="id17" draw:layer="layout" svg:width="8.5cm" svg:height="4.3cm" svg:x="36.5cm" svg:y="46.7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AttackSelCriteria_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4cm">
          <text:p text:style-name="P1"><text:span text:style-name="T18">Rank</text:span></text:p>
          <text:p text:style-name="P1"><text:span text:style-name="T19">{ RankID }</text:span></text:p>
          <text:p text:style-name="P1"><text:span text:style-name="T20">SoundEngine01_LayerxDesc</text:span></text:p>
          <text:p text:style-name="P1"><text:span text:style-name="T20"/></text:p>
        </draw:rect>
        <draw:connector draw:style-name="gr2" draw:text-style-name="P3" draw:layer="layout" draw:type="line" svg:x1="31.3cm" svg:y1="35.2cm" svg:x2="28.2cm" svg:y2="35.45cm" draw:start-shape="id24" draw:start-glue-point="3" draw:end-shape="id25" draw:end-glue-point="1" svg:d="M31300 35200l-3100 2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6.7cm" svg:y="39.8cm">
          <draw:glue-point draw:id="4" svg:x="-5cm" svg:y="2.916cm"/>
          <draw:glue-point draw:id="5" svg:x="1.363cm" svg:y="-5cm"/>
          <draw:glue-point draw:id="6" svg:x="4.025cm" svg:y="-5cm"/>
          <text:p text:style-name="P1"><text:span text:style-name="T18">WindCompartment</text:span></text:p>
          <text:p text:style-name="P1"><text:span text:style-name="T19">{ WindCompartmentID }</text:span></text:p>
          <text:p text:style-name="P1"><text:span text:style-name="T21">PressureOutputContinuousControlID</text:span></text:p>
          <text:p text:style-name="P1"><text:span text:style-name="T22">Name</text:span></text:p>
        </draw:rect>
        <draw:connector draw:style-name="gr5" draw:text-style-name="P3" draw:layer="layout" draw:type="line" svg:x1="59.3cm" svg:y1="28.55cm" svg:x2="40.9cm" svg:y2="35.2cm" draw:start-shape="id15" draw:start-glue-point="3" draw:end-shape="id24" draw:end-glue-point="1" svg:d="M59300 28550l-18400 6650">
          <text:p/>
        </draw:connector>
        <draw:connector draw:style-name="gr2" draw:text-style-name="P3" draw:layer="layout" draw:type="line" svg:x1="31.55cm" svg:y1="46.9cm" svg:x2="36.05cm" svg:y2="44.9cm" draw:start-shape="id26" draw:start-glue-point="0" draw:end-shape="id18" draw:end-glue-point="2" svg:d="M31550 46900l4500-2000">
          <text:p/>
        </draw:connector>
        <draw:connector draw:style-name="gr2" draw:text-style-name="P3" draw:layer="layout" draw:type="line" svg:x1="36.05cm" svg:y1="38.7cm" svg:x2="36.1cm" svg:y2="37.1cm" draw:start-shape="id18" draw:end-shape="id24" draw:end-glue-point="2" svg:d="M36050 38700l50-1600">
          <text:p/>
        </draw:connector>
        <draw:rect draw:style-name="gr7" draw:text-style-name="P2" xml:id="id28" draw:id="id28" draw:layer="layout" svg:width="7.1cm" svg:height="1.9cm" svg:x="23cm" svg:y="3.5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0.6cm" svg:y1="6.85cm" svg:x2="23cm" svg:y2="4.45cm" draw:start-shape="id27" draw:start-glue-point="1" draw:end-shape="id28" draw:end-glue-point="3" svg:d="M20600 6850l2400-2400">
          <text:p/>
        </draw:connector>
        <draw:connector draw:style-name="gr5" draw:text-style-name="P3" draw:layer="layout" draw:type="line" svg:x1="20.6cm" svg:y1="6.85cm" svg:x2="24.7cm" svg:y2="8.55cm" draw:start-shape="id27" draw:start-glue-point="1" draw:end-shape="id6" draw:end-glue-point="3" svg:d="M20600 6850l4100 1700">
          <text:p/>
        </draw:connector>
        <draw:connector draw:style-name="gr5" draw:text-style-name="P3" draw:layer="layout" draw:type="line" svg:x1="29cm" svg:y1="16.3cm" svg:x2="44.773cm" svg:y2="13.634cm" draw:start-shape="id22" draw:start-glue-point="1" draw:end-shape="id5" draw:end-glue-point="2" svg:d="M29000 16300l15773-2666">
          <text:p/>
        </draw:connector>
        <draw:rect draw:style-name="gr13" draw:text-style-name="P2" xml:id="id29" draw:id="id29" draw:layer="layout" svg:width="6.5cm" svg:height="2.9cm" svg:x="32.8cm" svg:y="52.7cm">
          <text:p text:style-name="P1"><text:span text:style-name="T18">Sample</text:span></text:p>
          <text:p text:style-name="P1"><text:span text:style-name="T19">{ SampleID }</text:span></text:p>
          <text:p text:style-name="P1"><text:span text:style-name="T23">InstallationPackageID</text:span></text:p>
          <text:p text:style-name="P1"><text:span text:style-name="T24">SampleFilename</text:span></text:p>
          <text:p text:style-name="P1"><text:span text:style-name="T24">Pitch_...</text:span></text:p>
          <text:p text:style-name="P1"><text:span text:style-name="T20"/></text:p>
        </draw:rect>
        <draw:connector draw:style-name="gr5" draw:text-style-name="P3" draw:layer="layout" draw:type="line" svg:x1="31.55cm" svg:y1="50.8cm" svg:x2="36.05cm" svg:y2="52.7cm" draw:start-shape="id26" draw:start-glue-point="2" draw:end-shape="id29" draw:end-glue-point="0" svg:d="M31550 50800l4500 1900">
          <text:p/>
        </draw:connector>
        <draw:connector draw:style-name="gr5" draw:text-style-name="P3" draw:layer="layout" draw:type="line" svg:x1="40.75cm" svg:y1="51cm" svg:x2="36.05cm" svg:y2="52.7cm" draw:start-shape="id17" draw:start-glue-point="2" draw:end-shape="id29" draw:end-glue-point="0" svg:d="M40750 51000l-4700 1700">
          <text:p/>
        </draw:connector>
        <draw:rect draw:style-name="gr15" draw:text-style-name="P2" xml:id="id30" draw:id="id30" draw:layer="layout" svg:width="6.6cm" svg:height="2.7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3">ControllingSwitchID</text:span></text:p>
          <text:p text:style-name="P1"><text:span text:style-name="T10">Hint_PrimaryAssociatedRankID</text:span></text:p>
        </draw:rect>
        <draw:connector draw:style-name="gr2" draw:text-style-name="P3" draw:layer="layout" draw:type="line" svg:x1="13.8cm" svg:y1="27.9cm" svg:x2="13.2cm" svg:y2="26.7cm" draw:start-shape="id30" draw:start-glue-point="0" draw:end-shape="id2" draw:end-glue-point="2" svg:d="M13800 27900l-600-1200">
          <text:p/>
        </draw:connector>
        <draw:connector draw:style-name="gr2" draw:text-style-name="P3" draw:layer="layout" draw:type="line" svg:x1="17.1cm" svg:y1="29.25cm" svg:x2="36.4cm" svg:y2="24.7cm" draw:start-shape="id30" draw:start-glue-point="1" draw:end-shape="id3" draw:end-glue-point="2" svg:d="M17100 29250l19300-4550">
          <text:p/>
        </draw:connector>
        <draw:rect draw:style-name="gr15" draw:text-style-name="P2" xml:id="id31" draw:id="id31" draw:layer="layout" svg:width="10.2cm" svg:height="5.8cm" svg:x="8.7cm" svg:y="32.5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5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9cm" svg:y1="35.4cm" svg:x2="21.7cm" svg:y2="35.45cm" draw:start-shape="id31" draw:start-glue-point="1" draw:end-shape="id25" draw:end-glue-point="3" svg:d="M18900 35400l2800 50">
          <text:p/>
        </draw:connector>
        <draw:connector draw:style-name="gr2" draw:text-style-name="P3" draw:layer="layout" draw:type="line" svg:x1="13.8cm" svg:y1="32.5cm" svg:x2="13.8cm" svg:y2="30.6cm" draw:start-shape="id31" draw:start-glue-point="0" draw:end-shape="id30" draw:end-glue-point="2" svg:d="M13800 32500v-1900">
          <text:p/>
        </draw:connector>
        <draw:rect draw:style-name="gr4" draw:text-style-name="P2" xml:id="id32" draw:id="id32" draw:layer="layout" svg:width="7.056cm" svg:height="4.8cm" svg:x="33.044cm" svg:y="3.1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5.5cm" svg:x2="42.2cm" svg:y2="5.5cm" draw:start-shape="id32" draw:start-glue-point="1" draw:end-shape="id33" draw:end-glue-point="3" svg:d="M40100 5500h2100">
          <text:p/>
        </draw:connector>
        <draw:connector draw:style-name="gr2" draw:text-style-name="P3" draw:layer="layout" draw:type="line" svg:x1="33.044cm" svg:y1="5.5cm" svg:x2="28.25cm" svg:y2="7.5cm" draw:start-shape="id32" draw:start-glue-point="3" draw:end-shape="id6" draw:end-glue-point="0" svg:d="M33044 5500l-4794 2000">
          <text:p/>
        </draw:connector>
        <draw:connector draw:style-name="gr5" draw:text-style-name="P3" draw:layer="layout" draw:type="line" svg:x1="36.572cm" svg:y1="7.9cm" svg:x2="36.55cm" svg:y2="9.1cm" draw:start-shape="id32" draw:start-glue-point="2" draw:end-shape="id4" draw:end-glue-point="0" svg:d="M36572 7900l-22 12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3cm" svg:y="35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3cm" svg:y1="36.75cm" svg:x2="36.4cm" svg:y2="24.7cm" draw:start-shape="id34" draw:start-glue-point="3" draw:end-shape="id3" draw:end-glue-point="2" svg:d="M57300 36750l-20900-12050">
          <text:p/>
        </draw:connector>
        <draw:connector draw:style-name="gr2" draw:text-style-name="P3" draw:layer="layout" draw:type="line" svg:x1="57.3cm" svg:y1="36.75cm" svg:x2="54.65cm" svg:y2="20.9cm" draw:start-shape="id34" draw:start-glue-point="3" draw:end-shape="id11" draw:end-glue-point="2" svg:d="M57300 36750l-2650-15850">
          <text:p/>
        </draw:connector>
        <draw:rect draw:style-name="gr16" draw:text-style-name="P2" xml:id="id35" draw:id="id35" draw:layer="layout" svg:width="9.1cm" svg:height="3.6cm" svg:x="56.6cm" svg:y="40.4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26">PitchAndFundamentalWaveformSampleID</text:span></text:p>
          <text:p text:style-name="P1"><text:span text:style-name="T26">ThirdHarmonicWaveformSampleID</text:span></text:p>
          <text:p text:style-name="P1"><text:span text:style-name="T3">PitchOutputContinuousControlID</text:span></text:p>
          <text:p text:style-name="P1"><text:span text:style-name="T9"/></text:p>
        </draw:rect>
        <draw:connector draw:style-name="gr2" draw:text-style-name="P3" draw:layer="layout" draw:type="line" svg:x1="61.15cm" svg:y1="40.4cm" svg:x2="61.5cm" svg:y2="38cm" draw:start-shape="id35" draw:end-shape="id34" draw:end-glue-point="2" svg:d="M61150 40400l350-2400">
          <text:p/>
        </draw:connector>
        <draw:connector draw:style-name="gr2" draw:text-style-name="P3" draw:layer="layout" draw:type="line" svg:x1="56.6cm" svg:y1="42.2cm" svg:x2="54.65cm" svg:y2="20.9cm" draw:start-shape="id35" draw:start-glue-point="3" draw:end-shape="id11" draw:end-glue-point="2" svg:d="M56600 42200l-1950-21300">
          <text:p/>
        </draw:connector>
        <draw:connector draw:style-name="gr5" draw:text-style-name="P3" draw:layer="layout" draw:type="line" svg:x1="61.15cm" svg:y1="44cm" svg:x2="39.3cm" svg:y2="54.15cm" draw:start-shape="id35" draw:start-glue-point="2" draw:end-shape="id29" draw:end-glue-point="1" svg:d="M61150 44000l-21850 10150">
          <text:p/>
        </draw:connector>
        <draw:rect draw:style-name="gr16" draw:text-style-name="P2" xml:id="id36" draw:id="id36" draw:layer="layout" svg:width="5.8cm" svg:height="1.9cm" svg:x="52.6cm" svg:y="48.7cm">
          <text:p text:style-name="P1"><text:span text:style-name="T1">TremulantWaveformPipe</text:span></text:p>
          <text:p text:style-name="P1"><text:span text:style-name="T27">TremulantWaveformID</text:span></text:p>
          <text:p text:style-name="P1"><text:span text:style-name="T10">PipeID</text:span></text:p>
          <text:p text:style-name="P1"><text:span text:style-name="T10"/></text:p>
        </draw:rect>
        <draw:connector draw:style-name="gr5" draw:text-style-name="P3" draw:layer="layout" draw:type="line" svg:x1="52.6cm" svg:y1="49.65cm" svg:x2="40.9cm" svg:y2="36.449cm" draw:start-shape="id36" draw:start-glue-point="3" draw:end-shape="id24" draw:end-glue-point="4" svg:d="M52600 49650l-11700-13201">
          <text:p/>
        </draw:connector>
        <draw:rect draw:style-name="gr14" draw:text-style-name="P2" xml:id="id37" draw:id="id37" draw:layer="layout" svg:width="8cm" svg:height="3.4cm" svg:x="45.6cm" svg:y="35cm">
          <draw:glue-point draw:id="4" svg:x="1.25cm" svg:y="5cm"/>
          <text:p text:style-name="P1"><text:span text:style-name="T18">WindCompartmentLinkage</text:span></text:p>
          <text:p text:style-name="P1"><text:span text:style-name="T21">FirstWindCompartmentID</text:span></text:p>
          <text:p text:style-name="P1"><text:span text:style-name="T28">SecondWindCompartmentID</text:span></text:p>
          <text:p text:style-name="P1"><text:span text:style-name="T21">ValveControllingSwitchID</text:span></text:p>
          <text:p text:style-name="P1"><text:span text:style-name="T22">ValveControlTypeCode</text:span></text:p>
          <text:p text:style-name="P1"><text:span text:style-name="T21">ValveControllingContinuousControlID</text:span></text:p>
        </draw:rect>
        <draw:connector draw:style-name="gr2" draw:text-style-name="P3" draw:layer="layout" draw:type="line" svg:x1="49.6cm" svg:y1="35cm" svg:x2="36.4cm" svg:y2="24.7cm" draw:start-shape="id37" draw:start-glue-point="0" draw:end-shape="id3" draw:end-glue-point="2" svg:d="M49600 35000l-13200-10300">
          <text:p/>
        </draw:connector>
        <draw:connector draw:style-name="gr2" draw:text-style-name="P3" draw:layer="layout" draw:type="line" svg:x1="49.6cm" svg:y1="35cm" svg:x2="54.65cm" svg:y2="20.9cm" draw:start-shape="id37" draw:start-glue-point="0" draw:end-shape="id11" draw:end-glue-point="2" svg:d="M49600 35000l5050-14100">
          <text:p/>
        </draw:connector>
        <draw:connector draw:style-name="gr2" draw:text-style-name="P3" draw:layer="layout" draw:type="line" svg:x1="53.649cm" svg:y1="39.8cm" svg:x2="54.65cm" svg:y2="20.9cm" draw:start-shape="id38" draw:start-glue-point="6" draw:end-shape="id11" draw:end-glue-point="2" svg:d="M53649 39800l1001-189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29">Hauptwerk ODF objects relationship chart</text:span></text:p>
          </draw:text-box>
        </draw:frame>
        <draw:connector draw:style-name="gr2" draw:text-style-name="P3" draw:layer="layout" draw:type="line" svg:x1="41.6cm" svg:y1="41.8cm" svg:x2="54.65cm" svg:y2="20.9cm" draw:start-shape="id18" draw:start-glue-point="1" draw:end-shape="id11" draw:end-glue-point="2" svg:d="M41600 41800l13050-20900">
          <text:p/>
        </draw:connector>
        <draw:rect draw:style-name="gr3" draw:text-style-name="P2" draw:layer="layout" svg:width="6.6cm" svg:height="1.4cm" svg:x="58.9cm" svg:y="12.4cm">
          <text:p text:style-name="P1"><text:span text:style-name="T18">ReversiblePiston</text:span></text:p>
          <text:p text:style-name="P1"><text:span text:style-name="T20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0.6cm" svg:y1="6.85cm" svg:x2="36.4cm" svg:y2="21.3cm" draw:start-shape="id27" draw:start-glue-point="1" draw:end-shape="id3" draw:end-glue-point="0" svg:d="M20600 6850l15800 1445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30">Parent object ID</text:span></text:p>
            <text:p><text:span text:style-name="T30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1">Child object ID</text:span></text:p>
            <text:p><text:span text:style-name="T31">(member or controlled)</text:span></text:p>
          </draw:text-box>
        </draw:frame>
        <draw:connector draw:style-name="gr5" draw:text-style-name="P3" draw:layer="layout" draw:type="line" svg:x1="18.9cm" svg:y1="35.4cm" svg:x2="22cm" svg:y2="38.95cm" draw:start-shape="id31" draw:start-glue-point="1" draw:end-shape="id39" draw:end-glue-point="3" svg:d="M18900 35400l3100 3550">
          <text:p/>
        </draw:connector>
        <draw:connector draw:style-name="gr2" draw:text-style-name="P3" draw:layer="layout" draw:type="line" svg:x1="13.8cm" svg:y1="32.5cm" svg:x2="36.4cm" svg:y2="24.7cm" draw:start-shape="id31" draw:start-glue-point="0" draw:end-shape="id3" draw:end-glue-point="2" svg:d="M13800 32500l22600-78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2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3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4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3">Other interresting </text:span></text:p>
            <text:p><text:span text:style-name="T33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5.7cm" svg:y1="21.15cm" svg:x2="14.001cm" svg:y2="15.5cm" draw:start-shape="id19" draw:start-glue-point="3" draw:end-shape="id21" draw:end-glue-point="4" svg:d="M15700 21150l-1699-5650">
          <text:p/>
        </draw:connector>
        <draw:connector draw:style-name="gr2" draw:text-style-name="P3" draw:layer="layout" draw:type="line" svg:x1="18.2cm" svg:y1="18.9cm" svg:x2="16.95cm" svg:y2="15.5cm" draw:start-shape="id19" draw:start-glue-point="0" draw:end-shape="id21" draw:end-glue-point="2" svg:d="M18200 18900l-1250-34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6.7cm" svg:y2="41cm" draw:start-shape="id24" draw:start-glue-point="1" draw:end-shape="id38" draw:end-glue-point="3" svg:d="M40900 35200l5800 5800">
          <text:p/>
        </draw:connector>
        <draw:connector draw:style-name="gr5" draw:text-style-name="P3" draw:layer="layout" draw:type="line" svg:x1="40.9cm" svg:y1="36.449cm" svg:x2="46.7cm" svg:y2="41.699cm" draw:start-shape="id24" draw:start-glue-point="4" draw:end-shape="id38" draw:end-glue-point="4" svg:d="M40900 36449l5800 5250">
          <text:p/>
        </draw:connector>
        <draw:connector draw:style-name="gr2" draw:text-style-name="P3" draw:layer="layout" draw:type="line" svg:x1="49.6cm" svg:y1="38.4cm" svg:x2="50.55cm" svg:y2="39.8cm" draw:start-shape="id37" draw:start-glue-point="2" draw:end-shape="id38" svg:d="M49600 38400l950 1400">
          <text:p/>
        </draw:connector>
        <draw:connector draw:style-name="gr5" draw:text-style-name="P3" draw:layer="layout" draw:type="line" svg:x1="50.6cm" svg:y1="38.4cm" svg:x2="51.599cm" svg:y2="39.8cm" draw:start-shape="id37" draw:start-glue-point="4" draw:end-shape="id38" draw:end-glue-point="5" svg:d="M50600 38400l999 1400">
          <text:p/>
        </draw:connector>
        <draw:connector draw:style-name="gr5" draw:text-style-name="P3" draw:layer="layout" draw:type="line" svg:x1="17.1cm" svg:y1="29.25cm" svg:x2="21.7cm" svg:y2="35.45cm" draw:start-shape="id30" draw:start-glue-point="1" draw:end-shape="id25" draw:end-glue-point="3" svg:d="M17100 29250l4600 6200">
          <text:p/>
        </draw:connector>
        <draw:connector draw:style-name="gr2" draw:text-style-name="P3" draw:layer="layout" draw:type="line" svg:x1="55.5cm" svg:y1="48.7cm" svg:x2="61.15cm" svg:y2="44cm" draw:start-shape="id36" draw:start-glue-point="0" draw:end-shape="id35" draw:end-glue-point="2" svg:d="M55500 48700l5650-4700">
          <text:p/>
        </draw:connector>
        <draw:connector draw:style-name="gr2" draw:text-style-name="P3" draw:layer="layout" draw:type="line" svg:x1="14.001cm" svg:y1="15.5cm" svg:x2="13.2cm" svg:y2="24.7cm" draw:start-shape="id21" draw:start-glue-point="4" draw:end-shape="id2" draw:end-glue-point="0" svg:d="M14001 15500l-801 9200">
          <text:p/>
        </draw:connector>
      </draw:page>
      <draw:page draw:name="page2" draw:style-name="dp1" draw:master-page-name="Standard">
        <draw:frame draw:style-name="gr17" draw:text-style-name="P4" draw:layer="layout" svg:width="26.418cm" svg:height="1.136cm" svg:x="2.8cm" svg:y="2.064cm">
          <draw:text-box>
            <text:p><text:span text:style-name="T29">Hauptwerk to GrandOrgue ODF objects relationship chart</text:span></text:p>
          </draw:text-box>
        </draw:frame>
        <draw:rect draw:style-name="gr25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6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5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7" draw:text-style-name="P9" draw:layer="layout" svg:width="4.939cm" svg:height="1.058cm" svg:x="4.261cm" svg:y="7.942cm">
          <draw:glue-point draw:id="4" svg:x="-1.349cm" svg:y="5cm" draw:escape-direction="up"/>
          <text:p text:style-name="P1"><text:span text:style-name="T35">GO object</text:span></text:p>
        </draw:rect>
        <draw:connector draw:style-name="gr28" draw:text-style-name="P3" draw:layer="layout" draw:type="line" svg:x1="4.4cm" svg:y1="11.05cm" svg:x2="7.708cm" svg:y2="11.061cm" svg:d="M4400 11050l3308 11">
          <text:p/>
        </draw:connector>
        <draw:frame draw:style-name="gr29" draw:text-style-name="P5" draw:layer="layout" svg:width="4.511cm" svg:height="0.9cm" svg:x="4.092cm" svg:y="9.9cm">
          <draw:text-box>
            <text:p><text:span text:style-name="T30">To parent object</text:span></text:p>
          </draw:text-box>
        </draw:frame>
        <draw:connector draw:style-name="gr30" draw:text-style-name="P3" draw:layer="layout" draw:type="line" svg:x1="4.4cm" svg:y1="12.489cm" svg:x2="7.708cm" svg:y2="12.5cm" svg:d="M4400 12489l3308 11">
          <text:p/>
        </draw:connector>
        <draw:frame draw:style-name="gr31" draw:text-style-name="P6" draw:layer="layout" svg:width="4.308cm" svg:height="0.882cm" svg:x="4.092cm" svg:y="11.5cm">
          <draw:text-box>
            <text:p><text:span text:style-name="T31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2">Legend :</text:span></text:p>
          </draw:text-box>
        </draw:frame>
        <draw:frame draw:style-name="gr32" draw:layer="layout" svg:width="5.984cm" svg:height="1cm" svg:x="4.093cm" svg:y="13cm">
          <draw:text-box>
            <text:p><text:span text:style-name="T33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6" draw:text-style-name="P3" draw:layer="layout" draw:type="line" svg:x1="4.4cm" svg:y1="14.089cm" svg:x2="7.708cm" svg:y2="14.1cm" svg:d="M4400 14089l3308 11">
          <text:p/>
        </draw:connector>
        <draw:rect draw:style-name="gr25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5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0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7" draw:text-style-name="P9" xml:id="id43" draw:id="id43" draw:layer="layout" svg:width="4.939cm" svg:height="1.411cm" svg:x="25.5cm" svg:y="5.301cm">
          <text:p text:style-name="P1"><text:span text:style-name="T35">Organ</text:span></text:p>
        </draw:rect>
        <draw:rect draw:style-name="gr27" draw:text-style-name="P9" xml:id="id46" draw:id="id46" draw:layer="layout" svg:width="4.939cm" svg:height="1.411cm" svg:x="25.5cm" svg:y="9cm">
          <text:p text:style-name="P1"><text:span text:style-name="T35">Panel999</text:span></text:p>
        </draw:rect>
        <draw:connector draw:style-name="gr26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7" draw:text-style-name="P9" xml:id="id54" draw:id="id54" draw:layer="layout" svg:width="4.939cm" svg:height="1.411cm" svg:x="25.501cm" svg:y="12.9cm">
          <text:p text:style-name="P1"><text:span text:style-name="T35">Panel999Image999</text:span></text:p>
        </draw:rect>
        <draw:rect draw:style-name="gr27" draw:text-style-name="P9" xml:id="id55" draw:id="id55" draw:layer="layout" svg:width="4.939cm" svg:height="1.411cm" svg:x="25.502cm" svg:y="21cm">
          <text:p text:style-name="P1"><text:span text:style-name="T35">Panel999Element999</text:span></text:p>
          <text:p text:style-name="P1"><text:span text:style-name="T9">(label)</text:span></text:p>
        </draw:rect>
        <draw:rect draw:style-name="gr33" draw:text-style-name="P10" xml:id="id47" draw:id="id47" draw:layer="layout" svg:width="4.939cm" svg:height="1.411cm" svg:x="12.461cm" svg:y="17.108cm">
          <text:p text:style-name="P1"><text:span text:style-name="T36">TextInstance</text:span></text:p>
        </draw:rect>
        <draw:connector draw:style-name="gr30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5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0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5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0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5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0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5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0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5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0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5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0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6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4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4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4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4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4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4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4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4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5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5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0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5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0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5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28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5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5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0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5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0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0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7" draw:text-style-name="P9" xml:id="id63" draw:id="id63" draw:layer="layout" svg:width="4.939cm" svg:height="1.411cm" svg:x="25.4cm" svg:y="39.089cm">
          <text:p text:style-name="P1"><text:span text:style-name="T35">Manual999</text:span></text:p>
        </draw:rect>
        <draw:connector draw:style-name="gr34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5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5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0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5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0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0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4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4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4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4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4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4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4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5" draw:text-style-name="P2" draw:layer="layout" svg:width="0.6cm" svg:height="0.6cm" svg:x="15cm" svg:y="31.8cm">
          <text:p text:style-name="P1"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6cm" svg:height="0.6cm" svg:x="14.6cm" svg:y="33cm">
          <text:p text:style-name="P1"><text:span text:style-name="T3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1" draw:layer="layout" svg:width="4.828cm" svg:height="2.163cm" svg:x="9.8cm" svg:y="31.8cm">
          <draw:text-box>
            <text:p><text:span text:style-name="T38">Keyboard display</text:span></text:p>
            <text:p><text:span text:style-name="T38">mode 1 or 2</text:span></text:p>
            <text:p><text:span text:style-name="T38">Usually not both in the </text:span></text:p>
            <text:p><text:span text:style-name="T38">same sample set</text:span></text:p>
          </draw:text-box>
        </draw:frame>
        <draw:rect draw:style-name="gr25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draw:glue-point draw:id="6" svg:x="-3.176cm" svg:y="5.003cm"/>
          <text:p text:style-name="P1"><text:span text:style-name="T1">Switch</text:span></text:p>
        </draw:rect>
        <draw:rect draw:style-name="gr25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7" draw:text-style-name="P9" xml:id="id78" draw:id="id78" draw:layer="layout" svg:width="4.939cm" svg:height="1.411cm" svg:x="48.84cm" svg:y="9.789cm">
          <text:p text:style-name="P1"><text:span text:style-name="T35">Switch999</text:span></text:p>
        </draw:rect>
        <draw:rect draw:style-name="gr25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5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7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38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4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5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5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0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7" draw:text-style-name="P9" xml:id="id70" draw:id="id70" draw:layer="layout" svg:width="4.939cm" svg:height="1.411cm" svg:x="48.8cm" svg:y="16.489cm">
          <text:p text:style-name="P1"><text:span text:style-name="T35">Coupler999</text:span></text:p>
        </draw:rect>
        <draw:rect draw:style-name="gr25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0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38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39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7" draw:text-style-name="P9" draw:layer="layout" svg:width="4.939cm" svg:height="1.411cm" svg:x="48.842cm" svg:y="8.3cm">
          <text:p text:style-name="P1"><text:span text:style-name="T35">Panel999Element999</text:span></text:p>
          <text:p text:style-name="P1"><text:span text:style-name="T9">(switch)</text:span></text:p>
        </draw:rect>
        <draw:rect draw:style-name="gr25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5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0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5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0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4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4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4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4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4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39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39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5" draw:text-style-name="P2" xml:id="id79" draw:id="id79" draw:layer="layout" svg:width="4.939cm" svg:height="1.411cm" svg:x="39.3cm" svg:y="23.389cm">
          <draw:glue-point draw:id="4" svg:x="-4.996cm" svg:y="2.877cm"/>
          <text:p text:style-name="P1"><text:span text:style-name="T1">Stop</text:span></text:p>
        </draw:rect>
        <draw:connector draw:style-name="gr39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0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5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0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7" draw:text-style-name="P9" xml:id="id82" draw:id="id82" draw:layer="layout" svg:width="4.939cm" svg:height="1.411cm" svg:x="48.801cm" svg:y="25.789cm">
          <text:p text:style-name="P1"><text:span text:style-name="T35">Stop999</text:span></text:p>
          <text:p text:style-name="P1"><text:span text:style-name="T39">(pipes or noise)</text:span></text:p>
        </draw:rect>
        <draw:connector draw:style-name="gr34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4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5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0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4" draw:text-style-name="P1" draw:layer="layout" draw:type="lines" draw:line-skew="2.559cm" svg:x1="44.24cm" svg:y1="28.805cm" svg:x2="48.801cm" svg:y2="26.494cm" draw:start-shape="id81" draw:start-glue-point="1" draw:end-shape="id82" draw:end-glue-point="3" svg:d="M44240 28805h3060l1000-2311h501">
          <text:p/>
        </draw:connector>
        <draw:rect draw:style-name="gr27" draw:text-style-name="P9" xml:id="id88" draw:id="id88" draw:layer="layout" svg:width="4.939cm" svg:height="1.411cm" svg:x="48.761cm" svg:y="32.689cm">
          <text:p text:style-name="P1"><text:span text:style-name="T35">Rank999</text:span></text:p>
        </draw:rect>
        <draw:rect draw:style-name="gr25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0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5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5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39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39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5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39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39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4" draw:text-style-name="P1" draw:layer="layout" draw:type="lines" draw:line-skew="2.559cm" svg:x1="44.24cm" svg:y1="28.805cm" svg:x2="48.761cm" svg:y2="33.394cm" draw:start-shape="id81" draw:start-glue-point="1" draw:end-shape="id88" draw:end-glue-point="3" svg:d="M44240 28805h3060l960 4589h501">
          <text:p/>
        </draw:connector>
        <draw:connector draw:style-name="gr34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4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7" draw:text-style-name="P9" xml:id="id90" draw:id="id90" draw:layer="layout" svg:width="4.939cm" svg:height="1.411cm" svg:x="75.043cm" svg:y="5.311cm">
          <text:p text:style-name="P1"><text:span text:style-name="T35">WindchestGroup999</text:span></text:p>
        </draw:rect>
        <draw:connector draw:style-name="gr34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4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4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5" draw:text-style-name="P2" xml:id="id89" draw:id="id89" draw:layer="layout" svg:width="4.939cm" svg:height="1.411cm" svg:x="65.543cm" svg:y="5.3cm">
          <text:p text:style-name="P1"><text:span text:style-name="T1">WindCompartment</text:span></text:p>
        </draw:rect>
        <draw:connector draw:style-name="gr34" draw:text-style-name="P1" draw:layer="layout" draw:type="lines" svg:x1="70.482cm" svg:y1="6.005cm" svg:x2="75.043cm" svg:y2="6.016cm" draw:start-shape="id89" draw:start-glue-point="1" draw:end-shape="id90" draw:end-glue-point="3" svg:d="M70482 6005h501l3559 11h501">
          <text:p/>
        </draw:connector>
        <draw:rect draw:style-name="gr27" draw:text-style-name="P9" xml:id="id92" draw:id="id92" draw:layer="layout" svg:width="4.939cm" svg:height="1.411cm" svg:x="75.044cm" svg:y="12.533cm">
          <text:p text:style-name="P1"><text:span text:style-name="T35">Enclosure999</text:span></text:p>
        </draw:rect>
        <draw:rect draw:style-name="gr25" draw:text-style-name="P2" xml:id="id91" draw:id="id91" draw:layer="layout" svg:width="4.939cm" svg:height="1.411cm" svg:x="65.544cm" svg:y="12.522cm">
          <text:p text:style-name="P1"><text:span text:style-name="T1">ContinuousControl</text:span></text:p>
        </draw:rect>
        <draw:connector draw:style-name="gr34" draw:text-style-name="P1" draw:layer="layout" draw:type="lines" svg:x1="70.483cm" svg:y1="13.227cm" svg:x2="75.044cm" svg:y2="13.238cm" draw:start-shape="id91" draw:start-glue-point="1" draw:end-shape="id92" draw:end-glue-point="3" svg:d="M70483 13227h501l3559 11h501">
          <text:p/>
        </draw:connector>
        <draw:rect draw:style-name="gr25" draw:text-style-name="P2" xml:id="id93" draw:id="id93" draw:layer="layout" svg:width="4.939cm" svg:height="1.411cm" svg:x="65.545cm" svg:y="9.811cm">
          <text:p text:style-name="P1"><text:span text:style-name="T1">Enclosure</text:span></text:p>
        </draw:rect>
        <draw:connector draw:style-name="gr38" draw:text-style-name="P3" draw:layer="layout" draw:type="line" svg:x1="68.014cm" svg:y1="11.222cm" svg:x2="68.013cm" svg:y2="12.522cm" draw:start-shape="id93" draw:start-glue-point="2" draw:end-shape="id91" draw:end-glue-point="0" svg:d="M68014 11222l-1 1300">
          <text:p/>
        </draw:connector>
        <draw:rect draw:style-name="gr25" draw:text-style-name="P2" xml:id="id94" draw:id="id94" draw:layer="layout" svg:width="4.939cm" svg:height="1.411cm" svg:x="58.203cm" svg:y="7.122cm">
          <text:p text:style-name="P1"><text:span text:style-name="T1">Pipe_SoundEngine01</text:span></text:p>
        </draw:rect>
        <draw:rect draw:style-name="gr25" draw:text-style-name="P2" xml:id="id95" draw:id="id95" draw:layer="layout" svg:width="6.4cm" svg:height="1.411cm" svg:x="57.443cm" svg:y="12.522cm">
          <text:p text:style-name="P1"><text:span text:style-name="T1">Pipe_SoundEngine01_Layer</text:span></text:p>
        </draw:rect>
        <draw:connector draw:style-name="gr30" draw:text-style-name="P3" draw:layer="layout" draw:type="line" svg:x1="60.672cm" svg:y1="8.533cm" svg:x2="60.643cm" svg:y2="12.522cm" draw:start-shape="id94" draw:start-glue-point="2" draw:end-shape="id95" draw:end-glue-point="0" svg:d="M60672 8533l-29 3989">
          <text:p/>
        </draw:connector>
        <draw:rect draw:style-name="gr25" draw:text-style-name="P2" xml:id="id96" draw:id="id96" draw:layer="layout" svg:width="4.939cm" svg:height="1.411cm" svg:x="65.543cm" svg:y="7.111cm">
          <text:p text:style-name="P1"><text:span text:style-name="T1">EnclosurePipe</text:span></text:p>
        </draw:rect>
        <draw:connector draw:style-name="gr38" draw:text-style-name="P3" draw:layer="layout" draw:type="line" svg:x1="68.012cm" svg:y1="8.522cm" svg:x2="68.014cm" svg:y2="9.811cm" draw:start-shape="id96" draw:start-glue-point="2" draw:end-shape="id93" draw:end-glue-point="0" svg:d="M68012 8522l2 1289">
          <text:p/>
        </draw:connector>
        <draw:connector draw:style-name="gr30" draw:text-style-name="P3" draw:layer="layout" draw:type="line" svg:x1="65.543cm" svg:y1="7.816cm" svg:x2="63.142cm" svg:y2="7.827cm" draw:start-shape="id96" draw:start-glue-point="3" draw:end-shape="id94" draw:end-glue-point="1" svg:d="M65543 7816l-2401 11">
          <text:p/>
        </draw:connector>
        <draw:connector draw:style-name="gr38" draw:text-style-name="P3" draw:layer="layout" draw:type="line" svg:x1="63.843cm" svg:y1="13.227cm" svg:x2="65.544cm" svg:y2="13.227cm" draw:start-shape="id95" draw:start-glue-point="1" draw:end-shape="id91" draw:end-glue-point="3" svg:d="M63843 13227h1701">
          <text:p/>
        </draw:connector>
        <draw:connector draw:style-name="gr34" draw:text-style-name="P1" draw:layer="layout" draw:type="lines" svg:x1="70.484cm" svg:y1="10.516cm" svg:x2="75.044cm" svg:y2="13.238cm" draw:start-shape="id93" draw:start-glue-point="1" draw:end-shape="id92" draw:end-glue-point="3" svg:d="M70484 10516h501l3558 2722h501">
          <text:p/>
        </draw:connector>
        <draw:rect draw:style-name="gr27" draw:text-style-name="P9" draw:layer="layout" svg:width="4.939cm" svg:height="1.411cm" svg:x="75.061cm" svg:y="11.011cm">
          <text:p text:style-name="P1"><text:span text:style-name="T35">Panel999Element999</text:span></text:p>
          <text:p text:style-name="P1"><text:span text:style-name="T9">(enclosure)</text:span></text:p>
        </draw:rect>
        <draw:connector draw:style-name="gr39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0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0" draw:text-style-name="P1" draw:layer="layout" draw:type="lines" draw:line-skew="0cm -2.199cm" svg:x1="60.672cm" svg:y1="7.122cm" svg:x2="65.543cm" svg:y2="6.005cm" draw:start-shape="id94" draw:start-glue-point="0" draw:end-shape="id89" draw:end-glue-point="3" svg:d="M60672 7122v-501l2171-616h2700">
          <text:p/>
        </draw:connector>
        <draw:connector draw:style-name="gr39" draw:text-style-name="P1" draw:layer="layout" draw:type="lines" draw:line-skew="-0.499cm -0.5cm" svg:x1="39.302cm" svg:y1="24.499cm" svg:x2="39.301cm" svg:y2="28.805cm" draw:start-shape="id79" draw:start-glue-point="4" draw:end-shape="id81" draw:end-glue-point="3" svg:d="M39302 24499h-1002v4306h1001">
          <text:p/>
        </draw:connector>
        <draw:rect draw:style-name="gr25" draw:text-style-name="P2" xml:id="id97" draw:id="id97" draw:layer="layout" svg:width="4.939cm" svg:height="1.411cm" svg:x="65.602cm" svg:y="18.8cm">
          <text:p text:style-name="P1"><text:span text:style-name="T1">Tremulant</text:span></text:p>
        </draw:rect>
        <draw:connector draw:style-name="gr30" draw:text-style-name="P3" draw:layer="layout" draw:type="line" svg:x1="68.071cm" svg:y1="20.211cm" svg:x2="68.071cm" svg:y2="21.311cm" draw:start-shape="id97" draw:start-glue-point="2" draw:end-shape="id98" draw:end-glue-point="0" svg:d="M68071 20211v1100">
          <text:p/>
        </draw:connector>
        <draw:connector draw:style-name="gr34" draw:text-style-name="P1" draw:layer="layout" draw:type="lines" svg:x1="70.541cm" svg:y1="19.505cm" svg:x2="75.062cm" svg:y2="19.516cm" draw:start-shape="id97" draw:start-glue-point="1" draw:end-shape="id99" draw:end-glue-point="3" svg:d="M70541 19505h501l3519 11h501">
          <text:p/>
        </draw:connector>
        <draw:rect draw:style-name="gr27" draw:text-style-name="P9" xml:id="id99" draw:id="id99" draw:layer="layout" svg:width="4.939cm" svg:height="1.411cm" svg:x="75.062cm" svg:y="18.811cm">
          <text:p text:style-name="P1"><text:span text:style-name="T35">Tremulant999</text:span></text:p>
        </draw:rect>
        <draw:frame draw:style-name="gr41" draw:text-style-name="P11" draw:layer="layout" svg:width="3.027cm" svg:height="0.8cm" svg:x="76.2cm" svg:y="20.322cm">
          <draw:text-box>
            <text:p><text:span text:style-name="T38">(synthesized)</text:span></text:p>
          </draw:text-box>
        </draw:frame>
        <draw:rect draw:style-name="gr25" draw:text-style-name="P2" xml:id="id98" draw:id="id98" draw:layer="layout" svg:width="4.939cm" svg:height="1.411cm" svg:x="65.602cm" svg:y="21.311cm">
          <text:p text:style-name="P1"><text:span text:style-name="T1">TremulantWaveform</text:span></text:p>
        </draw:rect>
        <draw:connector draw:style-name="gr30" draw:text-style-name="P3" draw:layer="layout" draw:type="line" svg:x1="68.071cm" svg:y1="22.722cm" svg:x2="68.05cm" svg:y2="23.7cm" draw:start-shape="id98" draw:start-glue-point="2" draw:end-shape="id100" draw:end-glue-point="0" svg:d="M68071 22722l-21 978">
          <text:p/>
        </draw:connector>
        <draw:rect draw:style-name="gr25" draw:text-style-name="P2" xml:id="id100" draw:id="id100" draw:layer="layout" svg:width="5.5cm" svg:height="1.411cm" svg:x="65.3cm" svg:y="23.7cm">
          <text:p text:style-name="P1"><text:span text:style-name="T1">TremulantWaveformPipe</text:span></text:p>
        </draw:rect>
        <draw:connector draw:style-name="gr30" draw:text-style-name="P3" draw:layer="layout" draw:type="line" svg:x1="68.05cm" svg:y1="25.111cm" svg:x2="68.05cm" svg:y2="26.011cm" draw:start-shape="id100" draw:start-glue-point="2" draw:end-shape="id101" draw:end-glue-point="0" svg:d="M68050 25111v900">
          <text:p/>
        </draw:connector>
        <draw:rect draw:style-name="gr25" draw:text-style-name="P2" xml:id="id101" draw:id="id101" draw:layer="layout" svg:width="5.5cm" svg:height="1.411cm" svg:x="65.3cm" svg:y="26.011cm">
          <text:p text:style-name="P1"><text:span text:style-name="T1">Pipe_SoundEngine01</text:span></text:p>
        </draw:rect>
        <draw:rect draw:style-name="gr25" draw:text-style-name="P2" xml:id="id102" draw:id="id102" draw:layer="layout" svg:width="4.939cm" svg:height="1.411cm" svg:x="68.361cm" svg:y="28.6cm">
          <text:p text:style-name="P1"><text:span text:style-name="T1">WindCompartment</text:span></text:p>
        </draw:rect>
        <draw:connector draw:style-name="gr28" draw:text-style-name="P3" draw:layer="layout" draw:type="line" svg:x1="68.05cm" svg:y1="27.422cm" svg:x2="70.83cm" svg:y2="28.6cm" draw:start-shape="id101" draw:start-glue-point="2" draw:end-shape="id102" draw:end-glue-point="0" svg:d="M68050 27422l2780 1178">
          <text:p/>
        </draw:connector>
        <draw:rect draw:style-name="gr25" draw:text-style-name="P2" xml:id="id103" draw:id="id103" draw:layer="layout" svg:width="2.539cm" svg:height="1.411cm" svg:x="65.8cm" svg:y="30.6cm">
          <text:p text:style-name="P1"><text:span text:style-name="T1">Rank</text:span></text:p>
        </draw:rect>
        <draw:connector draw:style-name="gr28" draw:text-style-name="P3" draw:layer="layout" draw:type="line" svg:x1="68.05cm" svg:y1="27.422cm" svg:x2="67.069cm" svg:y2="30.6cm" draw:end-shape="id103" draw:end-glue-point="0" svg:d="M68050 27422l-981 3178">
          <text:p/>
        </draw:connector>
        <draw:rect draw:style-name="gr27" draw:text-style-name="P9" xml:id="id104" draw:id="id104" draw:layer="layout" svg:width="4.939cm" svg:height="1.411cm" svg:x="75.1cm" svg:y="28.589cm">
          <text:p text:style-name="P1"><text:span text:style-name="T35">WindchestGroup999</text:span></text:p>
        </draw:rect>
        <draw:connector draw:style-name="gr34" draw:text-style-name="P1" draw:layer="layout" draw:type="lines" svg:x1="73.3cm" svg:y1="29.305cm" svg:x2="75.1cm" svg:y2="29.294cm" draw:start-shape="id102" draw:start-glue-point="1" draw:end-shape="id104" draw:end-glue-point="3" svg:d="M73300 29305h501l798-11h501">
          <text:p/>
        </draw:connector>
        <draw:rect draw:style-name="gr27" draw:text-style-name="P9" xml:id="id105" draw:id="id105" draw:layer="layout" svg:width="3cm" svg:height="1.411cm" svg:x="70.3cm" svg:y="30.589cm">
          <text:p text:style-name="P1"><text:span text:style-name="T18">Rank999</text:span></text:p>
        </draw:rect>
        <draw:rect draw:style-name="gr27" draw:text-style-name="P9" xml:id="id106" draw:id="id106" draw:layer="layout" svg:width="3cm" svg:height="1.411cm" svg:x="70.3cm" svg:y="33cm">
          <text:p text:style-name="P1"><text:span text:style-name="T18">Stop999</text:span></text:p>
        </draw:rect>
        <draw:connector draw:style-name="gr28" draw:text-style-name="P3" draw:layer="layout" draw:type="line" svg:x1="71.8cm" svg:y1="32cm" svg:x2="71.8cm" svg:y2="33cm" draw:start-shape="id105" draw:start-glue-point="2" draw:end-shape="id106" draw:end-glue-point="0" svg:d="M71800 32000v1000">
          <text:p/>
        </draw:connector>
        <draw:connector draw:style-name="gr34" draw:text-style-name="P1" draw:layer="layout" draw:type="lines" svg:x1="68.339cm" svg:y1="31.305cm" svg:x2="70.3cm" svg:y2="31.294cm" draw:start-shape="id103" draw:start-glue-point="1" draw:end-shape="id105" draw:end-glue-point="3" svg:d="M68339 31305h501l959-11h501">
          <text:p/>
        </draw:connector>
        <draw:rect draw:style-name="gr27" draw:text-style-name="P9" xml:id="id107" draw:id="id107" draw:layer="layout" svg:width="4.939cm" svg:height="1.411cm" svg:x="75.101cm" svg:y="33cm">
          <text:p text:style-name="P1"><text:span text:style-name="T35">Manual999</text:span></text:p>
        </draw:rect>
        <draw:connector draw:style-name="gr30" draw:text-style-name="P3" draw:layer="layout" draw:type="line" svg:x1="42.6cm" svg:y1="27.211cm" svg:x2="42.601cm" svg:y2="28.1cm" svg:d="M42600 27211l1 889">
          <text:p/>
        </draw:connector>
        <draw:frame draw:style-name="gr42" draw:text-style-name="P11" draw:layer="layout" svg:width="2.627cm" svg:height="0.8cm" svg:x="42.573cm" svg:y="27.3cm">
          <draw:text-box>
            <text:p><text:span text:style-name="T38">(alternate)</text:span></text:p>
          </draw:text-box>
        </draw:frame>
        <draw:rect draw:style-name="gr27" draw:text-style-name="P9" draw:layer="layout" svg:width="4.939cm" svg:height="1.411cm" svg:x="48.802cm" svg:y="27.389cm">
          <text:p text:style-name="P1"><text:span text:style-name="T35">Stop999</text:span></text:p>
          <text:p text:style-name="P1"><text:span text:style-name="T39">(pipes - alternate)</text:span></text:p>
        </draw:rect>
        <draw:connector draw:style-name="gr39" draw:text-style-name="P1" draw:layer="layout" draw:type="lines" draw:line-skew="19.299cm -1.901cm" svg:x1="35.701cm" svg:y1="9.299cm" svg:x2="39.302cm" svg:y2="31.105cm" draw:start-shape="id74" draw:start-glue-point="6" draw:end-shape="id83" draw:end-glue-point="3" svg:d="M35701 9299v19801l1199 2005h2402">
          <text:p/>
        </draw:connector>
        <draw:connector draw:style-name="gr34" draw:text-style-name="P1" draw:layer="layout" draw:type="lines" svg:x1="44.241cm" svg:y1="31.105cm" svg:x2="48.801cm" svg:y2="26.494cm" draw:start-shape="id83" draw:start-glue-point="1" draw:end-shape="id82" draw:end-glue-point="3" svg:d="M44241 31105h501l3558-4611h501">
          <text:p/>
        </draw:connector>
        <draw:frame draw:style-name="gr42" draw:text-style-name="P11" draw:layer="layout" svg:width="2.627cm" svg:height="0.8cm" svg:x="45.4cm" svg:y="29.8cm">
          <draw:text-box>
            <text:p><text:span text:style-name="T38">(noise)</text:span></text:p>
          </draw:text-box>
        </draw:frame>
        <draw:frame draw:style-name="gr42" draw:text-style-name="P11" draw:layer="layout" svg:width="2.627cm" svg:height="0.8cm" svg:x="45.373cm" svg:y="31cm">
          <draw:text-box>
            <text:p><text:span text:style-name="T38">(pipe)</text:span></text:p>
          </draw:text-box>
        </draw:frame>
        <draw:connector draw:style-name="gr28" draw:text-style-name="P3" draw:layer="layout" draw:type="line" svg:x1="73.3cm" svg:y1="33.705cm" svg:x2="75.101cm" svg:y2="33.705cm" draw:start-shape="id106" draw:start-glue-point="1" draw:end-shape="id107" draw:end-glue-point="3" svg:d="M73300 33705h1801">
          <text:p/>
        </draw:connector>
      </draw:page>
      <draw:page draw:name="page3" draw:style-name="dp1" draw:master-page-name="Standard">
        <draw:line draw:style-name="gr43" draw:text-style-name="P1" draw:layer="layout" svg:x1="23.8cm" svg:y1="7.6cm" svg:x2="23.8cm" svg:y2="35.8cm">
          <text:p/>
        </draw:line>
        <draw:line draw:style-name="gr43" draw:text-style-name="P1" draw:layer="layout" svg:x1="2.1cm" svg:y1="25.7cm" svg:x2="81.8cm" svg:y2="25.8cm">
          <text:p/>
        </draw:line>
        <draw:rect draw:style-name="gr44" draw:text-style-name="P1" draw:layer="layout" svg:width="9.7cm" svg:height="4.6cm" svg:x="32.9cm" svg:y="16cm">
          <text:p/>
        </draw:rect>
        <draw:frame draw:style-name="gr45" draw:text-style-name="P12" draw:layer="layout" svg:width="2.372cm" svg:height="1.136cm" svg:x="1.928cm" svg:y="15.517cm">
          <draw:text-box>
            <text:p><text:span text:style-name="T40">HW</text:span></text:p>
          </draw:text-box>
        </draw:frame>
        <draw:rect draw:style-name="gr46" draw:text-style-name="P13" draw:layer="layout" svg:width="6.3cm" svg:height="2.2cm" svg:x="11.8cm" svg:y="17.1cm">
          <text:p text:style-name="P1"><text:span text:style-name="T41">Text</text:span></text:p>
        </draw:rect>
        <draw:rect draw:style-name="gr47" draw:text-style-name="P15" draw:layer="layout" svg:width="8.5cm" svg:height="2.2cm" svg:x="11.5cm" svg:y="12.7cm">
          <text:p text:style-name="P14"><text:span text:style-name="T41">XposPixels</text:span></text:p>
          <text:p text:style-name="P14"><text:span text:style-name="T41">+ HorizontalAlignmentCode </text:span></text:p>
          <text:p text:style-name="P14"><text:span text:style-name="T41">(left / center / right)</text:span></text:p>
        </draw:rect>
        <draw:line draw:style-name="gr48" draw:text-style-name="P1" draw:layer="layout" svg:x1="14.4cm" svg:y1="14.9cm" svg:x2="11.8cm" svg:y2="17.1cm">
          <text:p/>
        </draw:line>
        <draw:line draw:style-name="gr48" draw:text-style-name="P1" draw:layer="layout" svg:x1="14.4cm" svg:y1="14.9cm" svg:x2="18.1cm" svg:y2="17.1cm">
          <text:p/>
        </draw:line>
        <draw:line draw:style-name="gr48" draw:text-style-name="P1" draw:layer="layout" svg:x1="14.4cm" svg:y1="14.9cm" svg:x2="15cm" svg:y2="17.1cm">
          <text:p/>
        </draw:line>
        <draw:rect draw:style-name="gr47" draw:text-style-name="P15" draw:layer="layout" svg:width="7.5cm" svg:height="2.2cm" svg:x="1.5cm" svg:y="18cm">
          <text:p text:style-name="P14"><text:span text:style-name="T41">YposPixels</text:span></text:p>
          <text:p text:style-name="P14"><text:span text:style-name="T41">+ VerticalAlignmentCode</text:span></text:p>
          <text:p text:style-name="P14"><text:span text:style-name="T41">(top / center / bottom)</text:span></text:p>
        </draw:rect>
        <draw:line draw:style-name="gr48" draw:text-style-name="P1" draw:layer="layout" svg:x1="7cm" svg:y1="18.3cm" svg:x2="11.8cm" svg:y2="17.1cm">
          <text:p/>
        </draw:line>
        <draw:line draw:style-name="gr48" draw:text-style-name="P1" draw:layer="layout" svg:x1="7cm" svg:y1="18.282cm" svg:x2="11.8cm" svg:y2="19.3cm">
          <text:p/>
        </draw:line>
        <draw:line draw:style-name="gr48" draw:text-style-name="P1" draw:layer="layout" svg:x1="7cm" svg:y1="18.282cm" svg:x2="11.8cm" svg:y2="18.282cm">
          <text:p/>
        </draw:line>
        <draw:rect draw:style-name="gr46" draw:text-style-name="P13" draw:layer="layout" svg:width="6.3cm" svg:height="2.2cm" svg:x="11.8cm" svg:y="31.4cm">
          <text:p text:style-name="P1"><text:span text:style-name="T41">Name</text:span></text:p>
        </draw:rect>
        <draw:rect draw:style-name="gr47" draw:text-style-name="P13" draw:layer="layout" svg:width="3.4cm" svg:height="1.4cm" svg:x="10.3cm" svg:y="28cm">
          <text:p text:style-name="P1"><text:span text:style-name="T41">PositionX</text:span></text:p>
        </draw:rect>
        <draw:line draw:style-name="gr48" draw:text-style-name="P1" draw:layer="layout" svg:x1="11.8cm" svg:y1="29.2cm" svg:x2="11.8cm" svg:y2="31.4cm">
          <text:p/>
        </draw:line>
        <draw:rect draw:style-name="gr47" draw:text-style-name="P13" draw:layer="layout" svg:width="3.4cm" svg:height="1.4cm" svg:x="5.8cm" svg:y="30.8cm">
          <text:p text:style-name="P1"><text:span text:style-name="T41">PositionY</text:span></text:p>
        </draw:rect>
        <draw:line draw:style-name="gr48" draw:text-style-name="P1" draw:layer="layout" svg:x1="9.2cm" svg:y1="31.4cm" svg:x2="11.8cm" svg:y2="31.4cm">
          <text:p/>
        </draw:line>
        <draw:custom-shape draw:style-name="gr49" draw:text-style-name="P1" draw:layer="layout" svg:width="1.6cm" svg:height="4.4cm" svg:x="14.2cm" svg:y="2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7" draw:text-style-name="P13" draw:layer="layout" svg:width="5.7cm" svg:height="1.4cm" svg:x="16.2cm" svg:y="28.8cm">
          <text:p text:style-name="P1"><text:span text:style-name="T41">DispImageNum = 0</text:span></text:p>
        </draw:rect>
        <draw:rect draw:style-name="gr47" draw:text-style-name="P13" draw:layer="layout" svg:width="5.4cm" svg:height="1.1cm" svg:x="12.3cm" svg:y="34.6cm">
          <text:p text:style-name="P1"><text:span text:style-name="T41">Width</text:span></text:p>
          <text:p text:style-name="P1"><text:span text:style-name="T41">(text width)</text:span></text:p>
        </draw:rect>
        <draw:line draw:style-name="gr50" draw:text-style-name="P1" draw:layer="layout" svg:x1="18.7cm" svg:y1="31.4cm" svg:x2="18.7cm" svg:y2="33.6cm">
          <text:p/>
        </draw:line>
        <draw:line draw:style-name="gr50" draw:text-style-name="P1" draw:layer="layout" svg:x1="18.1cm" svg:y1="34.2cm" svg:x2="11.8cm" svg:y2="34.2cm">
          <text:p/>
        </draw:line>
        <draw:rect draw:style-name="gr47" draw:text-style-name="P13" draw:layer="layout" svg:width="4.3cm" svg:height="1.5cm" svg:x="18.6cm" svg:y="31.8cm">
          <text:p text:style-name="P1"><text:span text:style-name="T41">Height </text:span></text:p>
          <text:p text:style-name="P1"><text:span text:style-name="T41">(text height)</text:span></text:p>
        </draw:rect>
        <draw:rect draw:style-name="gr51" draw:text-style-name="P13" draw:layer="layout" svg:width="6.3cm" svg:height="2.2cm" svg:x="34.3cm" svg:y="17.1cm">
          <text:p text:style-name="P1"><text:span text:style-name="T42">Text</text:span></text:p>
        </draw:rect>
        <draw:frame draw:style-name="gr52" draw:text-style-name="P16" draw:layer="layout" svg:width="16.4cm" svg:height="3.199cm" svg:x="33.3cm" svg:y="8.901cm">
          <draw:text-box>
            <text:p><text:span text:style-name="T41">AttachedToImageSetInstanceID = xxx</text:span></text:p>
            <text:p><text:span text:style-name="T41">PosRelativeToTopLeftOfImageSetInstance = </text:span><text:span text:style-name="T43">Y</text:span></text:p>
            <text:p><text:span text:style-name="T41">BitmapFilename = …</text:span></text:p>
            <text:p><text:span text:style-name="T41">TransparencyMaskBitmapFilename = ...</text:span></text:p>
          </draw:text-box>
        </draw:frame>
        <draw:rect draw:style-name="gr47" draw:text-style-name="P15" draw:layer="layout" svg:width="13.1cm" svg:height="1.7cm" svg:x="35.8cm" svg:y="13cm">
          <text:p text:style-name="P14"><text:span text:style-name="T41">XposPixels</text:span></text:p>
          <text:p text:style-name="P14"><text:span text:style-name="T41">+ HorizontalAlignmentCode (left / center / right)</text:span></text:p>
        </draw:rect>
        <draw:rect draw:style-name="gr47" draw:text-style-name="P18" draw:layer="layout" svg:width="7.5cm" svg:height="2.2cm" svg:x="24.1cm" svg:y="16.7cm">
          <text:p text:style-name="P17"><text:span text:style-name="T41">YposPixels</text:span></text:p>
          <text:p text:style-name="P17"><text:span text:style-name="T41">+ VerticalAlignmentCode</text:span></text:p>
          <text:p text:style-name="P17"><text:span text:style-name="T41">(top / center / bottom)</text:span></text:p>
        </draw:rect>
        <draw:frame draw:style-name="gr53" draw:text-style-name="P12" draw:layer="layout" svg:width="14.26cm" svg:height="2.906cm" svg:x="2.04cm" svg:y="1.794cm">
          <draw:text-box>
            <text:p><text:span text:style-name="T40">Label conversion</text:span></text:p>
            <text:p><text:span text:style-name="T40">from HW to GO</text:span></text:p>
            <text:p><text:span text:style-name="T40">for positions/sizes and text attributes</text:span></text:p>
          </draw:text-box>
        </draw:frame>
        <draw:frame draw:style-name="gr54" draw:text-style-name="P19" draw:layer="layout" svg:width="4.879cm" svg:height="0.983cm" svg:x="12.508cm" svg:y="7.2cm">
          <draw:text-box>
            <text:p><text:span text:style-name="T44">Without image</text:span></text:p>
          </draw:text-box>
        </draw:frame>
        <draw:frame draw:style-name="gr45" draw:text-style-name="P12" draw:layer="layout" svg:width="2.372cm" svg:height="1.136cm" svg:x="1.928cm" svg:y="28.8cm">
          <draw:text-box>
            <text:p><text:span text:style-name="T40">GO</text:span></text:p>
          </draw:text-box>
        </draw:frame>
        <draw:line draw:style-name="gr55" draw:text-style-name="P1" draw:layer="layout" svg:x1="34.3cm" svg:y1="15.3cm" svg:x2="32.9cm" svg:y2="15.3cm">
          <text:p/>
        </draw:line>
        <draw:line draw:style-name="gr55" draw:text-style-name="P1" draw:layer="layout" svg:x1="37.5cm" svg:y1="15cm" svg:x2="32.9cm" svg:y2="15cm">
          <text:p/>
        </draw:line>
        <draw:line draw:style-name="gr55" draw:text-style-name="P1" draw:layer="layout" svg:x1="40.6cm" svg:y1="14.7cm" svg:x2="32.9cm" svg:y2="14.7cm">
          <text:p/>
        </draw:line>
        <draw:line draw:style-name="gr56" draw:text-style-name="P1" draw:layer="layout" svg:x1="32.2cm" svg:y1="16cm" svg:x2="32.2cm" svg:y2="17.1cm">
          <text:p/>
        </draw:line>
        <draw:line draw:style-name="gr56" draw:text-style-name="P1" draw:layer="layout" svg:x1="31.9cm" svg:y1="16cm" svg:x2="31.9cm" svg:y2="18.2cm">
          <text:p/>
        </draw:line>
        <draw:line draw:style-name="gr56" draw:text-style-name="P1" draw:layer="layout" svg:x1="31.6cm" svg:y1="16cm" svg:x2="31.6cm" svg:y2="19.3cm">
          <text:p/>
        </draw:line>
        <draw:rect draw:style-name="gr47" draw:text-style-name="P13" draw:layer="layout" svg:width="3.4cm" svg:height="1.4cm" svg:x="30cm" svg:y="12.7cm">
          <text:p text:style-name="P1"><text:span text:style-name="T41">LeftXPosPixels</text:span></text:p>
        </draw:rect>
        <draw:line draw:style-name="gr48" draw:text-style-name="P1" draw:layer="layout" svg:x1="32.9cm" svg:y1="13.8cm" svg:x2="32.9cm" svg:y2="16cm">
          <text:p/>
        </draw:line>
        <draw:rect draw:style-name="gr47" draw:text-style-name="P13" draw:layer="layout" svg:width="4.7cm" svg:height="1.4cm" svg:x="25.7cm" svg:y="15.3cm">
          <text:p text:style-name="P1"><text:span text:style-name="T41">TopYPosPixels</text:span></text:p>
        </draw:rect>
        <draw:line draw:style-name="gr48" draw:text-style-name="P1" draw:layer="layout" svg:x1="30.3cm" svg:y1="16cm" svg:x2="32.9cm" svg:y2="16cm">
          <text:p/>
        </draw:line>
        <draw:frame draw:style-name="gr57" draw:text-style-name="P19" draw:layer="layout" svg:width="13.088cm" svg:height="0.983cm" svg:x="35.2cm" svg:y="7.2cm">
          <draw:text-box>
            <text:p><text:span text:style-name="T44">With image</text:span><text:span text:style-name="T45"> (text pos. relative to image pos.)</text:span></text:p>
          </draw:text-box>
        </draw:frame>
        <draw:line draw:style-name="gr50" draw:text-style-name="P1" draw:layer="layout" svg:x1="43.2cm" svg:y1="16cm" svg:x2="43.2cm" svg:y2="20.6cm">
          <text:p/>
        </draw:line>
        <draw:rect draw:style-name="gr47" draw:text-style-name="P13" draw:layer="layout" svg:width="6.2cm" svg:height="1.5cm" svg:x="43.1cm" svg:y="17.6cm">
          <text:p text:style-name="P1"><text:span text:style-name="T41">ImageHeightPixels</text:span></text:p>
        </draw:rect>
        <draw:rect draw:style-name="gr47" draw:text-style-name="P13" draw:layer="layout" svg:width="6cm" svg:height="1.1cm" svg:x="34.7cm" svg:y="21.4cm">
          <text:p text:style-name="P1"><text:span text:style-name="T41">ImageWidthPixels</text:span></text:p>
        </draw:rect>
        <draw:line draw:style-name="gr50" draw:text-style-name="P1" draw:layer="layout" svg:x1="42.6cm" svg:y1="21.1cm" svg:x2="32.9cm" svg:y2="21.1cm">
          <text:p/>
        </draw:line>
        <draw:rect draw:style-name="gr44" draw:text-style-name="P1" draw:layer="layout" svg:width="9.7cm" svg:height="4.6cm" svg:x="48.5cm" svg:y="30.4cm">
          <text:p/>
        </draw:rect>
        <draw:rect draw:style-name="gr51" draw:text-style-name="P13" draw:layer="layout" svg:width="6.3cm" svg:height="2.2cm" svg:x="49.9cm" svg:y="31.5cm">
          <text:p text:style-name="P1"><text:span text:style-name="T42">Name</text:span></text:p>
        </draw:rect>
        <draw:line draw:style-name="gr56" draw:text-style-name="P1" draw:layer="layout" svg:x1="47.8cm" svg:y1="30.4cm" svg:x2="47.8cm" svg:y2="31.5cm">
          <text:p/>
        </draw:line>
        <draw:line draw:style-name="gr50" draw:text-style-name="P1" draw:layer="layout" svg:x1="58.8cm" svg:y1="30.4cm" svg:x2="58.8cm" svg:y2="35cm">
          <text:p/>
        </draw:line>
        <draw:rect draw:style-name="gr47" draw:text-style-name="P13" draw:layer="layout" svg:width="4.7cm" svg:height="1.5cm" svg:x="58.7cm" svg:y="32cm">
          <text:p text:style-name="P1"><text:span text:style-name="T41">Height</text:span></text:p>
          <text:p text:style-name="P1"><text:span text:style-name="T41">(image height)</text:span></text:p>
        </draw:rect>
        <draw:rect draw:style-name="gr47" draw:text-style-name="P13" draw:layer="layout" svg:width="6cm" svg:height="1.1cm" svg:x="50.3cm" svg:y="35.8cm">
          <text:p text:style-name="P1"><text:span text:style-name="T41">Width</text:span></text:p>
          <text:p text:style-name="P1"><text:span text:style-name="T41">(image width)</text:span></text:p>
        </draw:rect>
        <draw:line draw:style-name="gr50" draw:text-style-name="P1" draw:layer="layout" svg:x1="58.2cm" svg:y1="35.5cm" svg:x2="48.5cm" svg:y2="35.5cm">
          <text:p/>
        </draw:line>
        <draw:rect draw:style-name="gr47" draw:text-style-name="P13" draw:layer="layout" svg:width="3.4cm" svg:height="1.4cm" svg:x="47cm" svg:y="27cm">
          <text:p text:style-name="P1"><text:span text:style-name="T41">PositionX</text:span></text:p>
        </draw:rect>
        <draw:line draw:style-name="gr48" draw:text-style-name="P1" draw:layer="layout" svg:x1="48.5cm" svg:y1="28.2cm" svg:x2="48.5cm" svg:y2="30.4cm">
          <text:p/>
        </draw:line>
        <draw:rect draw:style-name="gr47" draw:text-style-name="P13" draw:layer="layout" svg:width="3.4cm" svg:height="1.4cm" svg:x="42.5cm" svg:y="29.8cm">
          <text:p text:style-name="P1"><text:span text:style-name="T41">PositionY</text:span></text:p>
        </draw:rect>
        <draw:line draw:style-name="gr48" draw:text-style-name="P1" draw:layer="layout" svg:x1="45.9cm" svg:y1="30.4cm" svg:x2="48.5cm" svg:y2="30.4cm">
          <text:p/>
        </draw:line>
        <draw:line draw:style-name="gr55" draw:text-style-name="P1" draw:layer="layout" svg:x1="49.9cm" svg:y1="29.6cm" svg:x2="48.5cm" svg:y2="29.6cm">
          <text:p/>
        </draw:line>
        <draw:line draw:style-name="gr50" draw:text-style-name="P1" draw:layer="layout" svg:x1="56.2cm" svg:y1="34.2cm" svg:x2="49.9cm" svg:y2="34.2cm">
          <text:p/>
        </draw:line>
        <draw:line draw:style-name="gr50" draw:text-style-name="P1" draw:layer="layout" svg:x1="56.7cm" svg:y1="31.5cm" svg:x2="56.7cm" svg:y2="33.7cm">
          <text:p/>
        </draw:line>
        <draw:rect draw:style-name="gr47" draw:text-style-name="P13" draw:layer="layout" svg:width="3.7cm" svg:height="1.1cm" svg:x="48.7cm" svg:y="28.5cm">
          <text:p text:style-name="P1"><text:span text:style-name="T41">TextRectLeft</text:span></text:p>
        </draw:rect>
        <draw:rect draw:style-name="gr47" draw:text-style-name="P13" draw:layer="layout" svg:width="4.2cm" svg:height="1.1cm" svg:x="60.3cm" svg:y="34.8cm">
          <text:p text:style-name="P1"><text:span text:style-name="T41">TextRectWidth</text:span></text:p>
        </draw:rect>
        <draw:rect draw:style-name="gr47" draw:text-style-name="P13" draw:layer="layout" svg:width="3.7cm" svg:height="1.1cm" svg:x="44cm" svg:y="30.8cm">
          <text:p text:style-name="P1"><text:span text:style-name="T41">TextRecTop</text:span></text:p>
        </draw:rect>
        <draw:rect draw:style-name="gr47" draw:text-style-name="P13" draw:layer="layout" svg:width="4.2cm" svg:height="1.1cm" svg:x="58.4cm" svg:y="36.5cm">
          <text:p text:style-name="P1"><text:span text:style-name="T41">TextRectHeight</text:span></text:p>
        </draw:rect>
        <draw:frame draw:style-name="gr58" draw:text-style-name="P16" draw:layer="layout" svg:width="14.5cm" svg:height="0.988cm" svg:x="7.5cm" svg:y="9.5cm">
          <draw:text-box>
            <text:p><text:span text:style-name="T41">AttachedToImageSetInstanceID undefined</text:span></text:p>
          </draw:text-box>
        </draw:frame>
        <draw:line draw:style-name="gr50" draw:text-style-name="P1" draw:layer="layout" svg:x1="40.6cm" svg:y1="19.9cm" svg:x2="34.3cm" svg:y2="19.9cm">
          <text:p/>
        </draw:line>
        <draw:line draw:style-name="gr50" draw:text-style-name="P1" draw:layer="layout" svg:x1="41.1cm" svg:y1="17.1cm" svg:x2="41.1cm" svg:y2="19.3cm">
          <text:p/>
        </draw:line>
        <draw:frame draw:style-name="gr59" draw:text-style-name="P16" draw:layer="layout" svg:width="10.929cm" svg:height="2.387cm" svg:x="40.7cm" svg:y="22.7cm">
          <draw:text-box>
            <text:p><text:span text:style-name="T41">BoundingBoxWidthPixelsIfWordWrap</text:span></text:p>
            <text:p><text:span text:style-name="T41">if WordWrapWithinABoundingBox=Y or undefined</text:span></text:p>
          </draw:text-box>
        </draw:frame>
        <draw:frame draw:style-name="gr60" draw:text-style-name="P16" draw:layer="layout" svg:width="11.136cm" svg:height="0.964cm" svg:x="42.2cm" svg:y="21.436cm">
          <draw:text-box>
            <text:p><text:span text:style-name="T41">BoundingBoxHeightPixelsIfWordWrap</text:span></text:p>
          </draw:text-box>
        </draw:frame>
        <draw:line draw:style-name="gr61" draw:text-style-name="P1" draw:layer="layout" svg:x1="58.2cm" svg:y1="36.736cm" svg:x2="53.3cm" svg:y2="34.2cm">
          <text:p/>
        </draw:line>
        <draw:line draw:style-name="gr61" draw:text-style-name="P1" draw:layer="layout" svg:x1="43.2cm" svg:y1="21.436cm" svg:x2="41.1cm" svg:y2="18.3cm">
          <text:p/>
        </draw:line>
        <draw:line draw:style-name="gr61" draw:text-style-name="P1" draw:layer="layout" svg:x1="60cm" svg:y1="35.136cm" svg:x2="56.7cm" svg:y2="32.6cm">
          <text:p/>
        </draw:line>
        <draw:line draw:style-name="gr61" draw:text-style-name="P1" draw:layer="layout" svg:x1="41.7cm" svg:y1="22.436cm" svg:x2="38.9cm" svg:y2="19.9cm">
          <text:p/>
        </draw:line>
        <draw:rect draw:style-name="gr47" draw:text-style-name="P13" draw:layer="layout" svg:width="5.1cm" svg:height="1.4cm" svg:x="59.3cm" svg:y="28.6cm">
          <text:p text:style-name="P1"><text:span text:style-name="T41">Image = ...</text:span></text:p>
          <text:p text:style-name="P1"><text:span text:style-name="T41">Mask = ...</text:span></text:p>
        </draw:rect>
        <draw:circle draw:style-name="gr62" draw:text-style-name="P1" draw:layer="layout" svg:width="0.2cm" svg:height="0.2cm" svg:x="11.7cm" svg:y="17cm">
          <text:p/>
        </draw:circle>
        <draw:circle draw:style-name="gr62" draw:text-style-name="P1" draw:layer="layout" svg:width="0.2cm" svg:height="0.2cm" svg:x="14.9cm" svg:y="17cm">
          <text:p/>
        </draw:circle>
        <draw:circle draw:style-name="gr62" draw:text-style-name="P1" draw:layer="layout" svg:width="0.2cm" svg:height="0.2cm" svg:x="18cm" svg:y="17cm">
          <text:p/>
        </draw:circle>
        <draw:circle draw:style-name="gr62" draw:text-style-name="P1" draw:layer="layout" svg:width="0.2cm" svg:height="0.2cm" svg:x="11.7cm" svg:y="18.2cm">
          <text:p/>
        </draw:circle>
        <draw:circle draw:style-name="gr62" draw:text-style-name="P1" draw:layer="layout" svg:width="0.2cm" svg:height="0.2cm" svg:x="11.7cm" svg:y="19.2cm">
          <text:p/>
        </draw:circle>
        <draw:circle draw:style-name="gr62" draw:text-style-name="P1" draw:layer="layout" svg:width="0.2cm" svg:height="0.2cm" svg:x="11.7cm" svg:y="31.3cm">
          <text:p/>
        </draw:circle>
        <draw:circle draw:style-name="gr62" draw:text-style-name="P1" draw:layer="layout" svg:width="0.2cm" svg:height="0.2cm" svg:x="32.8cm" svg:y="15.9cm">
          <text:p/>
        </draw:circle>
        <draw:circle draw:style-name="gr62" draw:text-style-name="P1" draw:layer="layout" svg:width="0.2cm" svg:height="0.2cm" svg:x="48.4cm" svg:y="30.3cm">
          <text:p/>
        </draw:circle>
        <draw:circle draw:style-name="gr62" draw:text-style-name="P1" draw:layer="layout" svg:width="0.2cm" svg:height="0.2cm" svg:x="34.2cm" svg:y="17cm">
          <text:p/>
        </draw:circle>
        <draw:circle draw:style-name="gr62" draw:text-style-name="P1" draw:layer="layout" svg:width="0.2cm" svg:height="0.2cm" svg:x="37.4cm" svg:y="17cm">
          <text:p/>
        </draw:circle>
        <draw:circle draw:style-name="gr62" draw:text-style-name="P1" draw:layer="layout" svg:width="0.2cm" svg:height="0.2cm" svg:x="40.5cm" svg:y="17cm">
          <text:p/>
        </draw:circle>
        <draw:circle draw:style-name="gr62" draw:text-style-name="P1" draw:layer="layout" svg:width="0.2cm" svg:height="0.2cm" svg:x="34.2cm" svg:y="18.2cm">
          <text:p/>
        </draw:circle>
        <draw:circle draw:style-name="gr62" draw:text-style-name="P1" draw:layer="layout" svg:width="0.2cm" svg:height="0.2cm" svg:x="34.2cm" svg:y="19.2cm">
          <text:p/>
        </draw:circle>
        <draw:circle draw:style-name="gr62" draw:text-style-name="P1" draw:layer="layout" svg:width="0.2cm" svg:height="0.2cm" svg:x="49.8cm" svg:y="31.4cm">
          <text:p/>
        </draw:circle>
        <draw:line draw:style-name="gr43" draw:text-style-name="P1" draw:layer="layout" svg:x1="53.6cm" svg:y1="7.6cm" svg:x2="53.6cm" svg:y2="24.2cm">
          <text:p/>
        </draw:line>
        <draw:rect draw:style-name="gr44" draw:text-style-name="P1" draw:layer="layout" svg:width="9.7cm" svg:height="4.6cm" svg:x="62.7cm" svg:y="16cm">
          <text:p/>
        </draw:rect>
        <draw:rect draw:style-name="gr51" draw:text-style-name="P13" draw:layer="layout" svg:width="6.3cm" svg:height="2.2cm" svg:x="64.1cm" svg:y="17.1cm">
          <text:p text:style-name="P1"><text:span text:style-name="T42">Text</text:span></text:p>
        </draw:rect>
        <draw:frame draw:style-name="gr52" draw:text-style-name="P16" draw:layer="layout" svg:width="16.4cm" svg:height="3.199cm" svg:x="63.1cm" svg:y="8.901cm">
          <draw:text-box>
            <text:p><text:span text:style-name="T41">AttachedToImageSetInstanceID = xxx</text:span></text:p>
            <text:p><text:span text:style-name="T41">PosRelativeToTopLeftOfImageSetInstance = </text:span><text:span text:style-name="T43">N</text:span></text:p>
            <text:p><text:span text:style-name="T41">BitmapFilename = …</text:span></text:p>
            <text:p><text:span text:style-name="T41">TransparencyMaskBitmapFilename = ...</text:span></text:p>
          </draw:text-box>
        </draw:frame>
        <draw:rect draw:style-name="gr47" draw:text-style-name="P13" draw:layer="layout" svg:width="3.4cm" svg:height="1.4cm" svg:x="59.8cm" svg:y="12.7cm">
          <text:p text:style-name="P1"><text:span text:style-name="T41">LeftXPosPixels</text:span></text:p>
        </draw:rect>
        <draw:line draw:style-name="gr48" draw:text-style-name="P1" draw:layer="layout" svg:x1="62.7cm" svg:y1="13.8cm" svg:x2="62.7cm" svg:y2="16cm">
          <text:p/>
        </draw:line>
        <draw:rect draw:style-name="gr47" draw:text-style-name="P13" draw:layer="layout" svg:width="4.7cm" svg:height="1.4cm" svg:x="55.5cm" svg:y="15.3cm">
          <text:p text:style-name="P1"><text:span text:style-name="T41">TopYPosPixels</text:span></text:p>
        </draw:rect>
        <draw:line draw:style-name="gr48" draw:text-style-name="P1" draw:layer="layout" svg:x1="60.1cm" svg:y1="16cm" svg:x2="62.7cm" svg:y2="16cm">
          <text:p/>
        </draw:line>
        <draw:frame draw:style-name="gr63" draw:text-style-name="P19" draw:layer="layout" svg:width="14.599cm" svg:height="0.983cm" svg:x="65cm" svg:y="7.2cm">
          <draw:text-box>
            <text:p><text:span text:style-name="T44">With image</text:span><text:span text:style-name="T45"> (text pos. NOT relative to image pos.)</text:span></text:p>
          </draw:text-box>
        </draw:frame>
        <draw:line draw:style-name="gr50" draw:text-style-name="P1" draw:layer="layout" svg:x1="73cm" svg:y1="16cm" svg:x2="73cm" svg:y2="20.6cm">
          <text:p/>
        </draw:line>
        <draw:rect draw:style-name="gr47" draw:text-style-name="P13" draw:layer="layout" svg:width="6.2cm" svg:height="1.5cm" svg:x="72.9cm" svg:y="17.6cm">
          <text:p text:style-name="P1"><text:span text:style-name="T41">ImageHeightPixels</text:span></text:p>
        </draw:rect>
        <draw:rect draw:style-name="gr47" draw:text-style-name="P13" draw:layer="layout" svg:width="6cm" svg:height="1.1cm" svg:x="64.5cm" svg:y="21.4cm">
          <text:p text:style-name="P1"><text:span text:style-name="T41">ImageWidthPixels</text:span></text:p>
        </draw:rect>
        <draw:line draw:style-name="gr50" draw:text-style-name="P1" draw:layer="layout" svg:x1="72.4cm" svg:y1="21.1cm" svg:x2="62.7cm" svg:y2="21.1cm">
          <text:p/>
        </draw:line>
        <draw:line draw:style-name="gr50" draw:text-style-name="P1" draw:layer="layout" svg:x1="70.4cm" svg:y1="19.9cm" svg:x2="64.1cm" svg:y2="19.9cm">
          <text:p/>
        </draw:line>
        <draw:line draw:style-name="gr50" draw:text-style-name="P1" draw:layer="layout" svg:x1="70.9cm" svg:y1="17.1cm" svg:x2="70.9cm" svg:y2="19.3cm">
          <text:p/>
        </draw:line>
        <draw:frame draw:style-name="gr60" draw:text-style-name="P16" draw:layer="layout" svg:width="10.929cm" svg:height="0.964cm" svg:x="70.5cm" svg:y="22.6cm">
          <draw:text-box>
            <text:p><text:span text:style-name="T41">BoundingBoxWidthPixelsIfWordWrap</text:span></text:p>
          </draw:text-box>
        </draw:frame>
        <draw:frame draw:style-name="gr60" draw:text-style-name="P16" draw:layer="layout" svg:width="11.136cm" svg:height="0.964cm" svg:x="72cm" svg:y="21.436cm">
          <draw:text-box>
            <text:p><text:span text:style-name="T41">BoundingBoxHeightPixelsIfWordWrap</text:span></text:p>
          </draw:text-box>
        </draw:frame>
        <draw:line draw:style-name="gr61" draw:text-style-name="P1" draw:layer="layout" svg:x1="73cm" svg:y1="21.436cm" svg:x2="70.9cm" svg:y2="18.3cm">
          <text:p/>
        </draw:line>
        <draw:line draw:style-name="gr61" draw:text-style-name="P1" draw:layer="layout" svg:x1="71.5cm" svg:y1="22.436cm" svg:x2="68.7cm" svg:y2="19.9cm">
          <text:p/>
        </draw:line>
        <draw:custom-shape draw:style-name="gr49" draw:text-style-name="P1" draw:layer="layout" svg:width="1.6cm" svg:height="5.617cm" draw:transform="rotate (-0.71471232869273) translate (68.081cm 22.609cm)">
          <text:p/>
          <draw:enhanced-geometry svg:viewBox="0 0 21600 21600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62" draw:text-style-name="P1" draw:layer="layout" svg:width="0.2cm" svg:height="0.2cm" svg:x="62.6cm" svg:y="15.9cm">
          <text:p/>
        </draw:circle>
        <draw:circle draw:style-name="gr62" draw:text-style-name="P1" draw:layer="layout" svg:width="0.2cm" svg:height="0.2cm" svg:x="64cm" svg:y="17cm">
          <text:p/>
        </draw:circle>
        <draw:circle draw:style-name="gr62" draw:text-style-name="P1" draw:layer="layout" svg:width="0.2cm" svg:height="0.2cm" svg:x="67.2cm" svg:y="17cm">
          <text:p/>
        </draw:circle>
        <draw:circle draw:style-name="gr62" draw:text-style-name="P1" draw:layer="layout" svg:width="0.2cm" svg:height="0.2cm" svg:x="70.3cm" svg:y="17cm">
          <text:p/>
        </draw:circle>
        <draw:circle draw:style-name="gr62" draw:text-style-name="P1" draw:layer="layout" svg:width="0.2cm" svg:height="0.2cm" svg:x="64cm" svg:y="18.2cm">
          <text:p/>
        </draw:circle>
        <draw:circle draw:style-name="gr62" draw:text-style-name="P1" draw:layer="layout" svg:width="0.2cm" svg:height="0.2cm" svg:x="64cm" svg:y="19.2cm">
          <text:p/>
        </draw:circle>
        <draw:rect draw:style-name="gr47" draw:text-style-name="P15" draw:layer="layout" svg:width="8.5cm" svg:height="2.2cm" svg:x="64.7cm" svg:y="12.7cm">
          <text:p text:style-name="P14"><text:span text:style-name="T41">XposPixels</text:span></text:p>
          <text:p text:style-name="P14"><text:span text:style-name="T41">+ HorizontalAlignmentCode </text:span></text:p>
          <text:p text:style-name="P14"><text:span text:style-name="T41">(left / center / right)</text:span></text:p>
        </draw:rect>
        <draw:line draw:style-name="gr48" draw:text-style-name="P1" draw:layer="layout" svg:x1="66.7cm" svg:y1="14.9cm" svg:x2="64.1cm" svg:y2="17.1cm">
          <text:p/>
        </draw:line>
        <draw:line draw:style-name="gr48" draw:text-style-name="P1" draw:layer="layout" svg:x1="66.7cm" svg:y1="14.9cm" svg:x2="70.4cm" svg:y2="17.1cm">
          <text:p/>
        </draw:line>
        <draw:line draw:style-name="gr48" draw:text-style-name="P1" draw:layer="layout" svg:x1="66.7cm" svg:y1="14.9cm" svg:x2="67.3cm" svg:y2="17.1cm">
          <text:p/>
        </draw:line>
        <draw:rect draw:style-name="gr47" draw:text-style-name="P15" draw:layer="layout" svg:width="7.5cm" svg:height="2.2cm" svg:x="53.8cm" svg:y="18cm">
          <text:p text:style-name="P14"><text:span text:style-name="T41">YposPixels</text:span></text:p>
          <text:p text:style-name="P14"><text:span text:style-name="T41">+ VerticalAlignmentCode</text:span></text:p>
          <text:p text:style-name="P14"><text:span text:style-name="T41">(top / center / bottom)</text:span></text:p>
        </draw:rect>
        <draw:line draw:style-name="gr48" draw:text-style-name="P1" draw:layer="layout" svg:x1="59.3cm" svg:y1="18.3cm" svg:x2="64.1cm" svg:y2="17.1cm">
          <text:p/>
        </draw:line>
        <draw:line draw:style-name="gr48" draw:text-style-name="P1" draw:layer="layout" svg:x1="59.3cm" svg:y1="18.282cm" svg:x2="64.1cm" svg:y2="19.3cm">
          <text:p/>
        </draw:line>
        <draw:line draw:style-name="gr48" draw:text-style-name="P1" draw:layer="layout" svg:x1="59.3cm" svg:y1="18.282cm" svg:x2="64.1cm" svg:y2="18.282cm">
          <text:p/>
        </draw:line>
        <draw:custom-shape draw:style-name="gr49" draw:text-style-name="P1" draw:layer="layout" svg:width="1.6cm" svg:height="15.78cm" draw:transform="rotate (-1.57777764380376) translate (39.285cm 32cm)">
          <text:p/>
          <draw:enhanced-geometry svg:viewBox="0 0 21600 21600" draw:text-areas="?f0 0 ?f2 ?f5" draw:type="down-arrow" draw:modifiers="19542.7919650212 6475.952529668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7" draw:text-style-name="P13" draw:layer="layout" svg:width="3.4cm" svg:height="1.4cm" svg:x="28.5cm" svg:y="30.4cm">
          <text:p text:style-name="P1"><text:span text:style-name="T41">if image</text:span></text:p>
          <text:p text:style-name="P1"><text:span text:style-name="T41">not found</text:span></text:p>
        </draw:rect>
        <draw:frame draw:style-name="gr64" draw:text-style-name="P19" draw:layer="layout" svg:width="40.49cm" svg:height="2.447cm" svg:x="7.3cm" svg:y="38.617cm">
          <draw:text-box>
            <text:p><text:span text:style-name="T44">If the PositionX / PositionY of a GO label is within the display rectangle of a GO PanelElement (but Manual and Label), </text:span></text:p>
            <text:p><text:span text:style-name="T44">the GO label is not created and its Name attribute is copied in the DispLabelText of the PanelElement and TextRectLeft / TextRectTop</text:span></text:p>
            <text:p><text:span text:style-name="T44">are set to place the text in the GO PanelElement</text:span></text:p>
          </draw:text-box>
        </draw:frame>
        <draw:custom-shape draw:style-name="gr49" draw:text-style-name="P1" draw:layer="layout" svg:width="1.6cm" svg:height="5.616cm" draw:transform="rotate (-0.71471232869273) translate (40.081cm 22.9cm)">
          <text:p/>
          <draw:enhanced-geometry svg:viewBox="0 0 21600 21600" draw:mirror-horizontal="true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Standard">
        <draw:rect draw:style-name="gr65" draw:text-style-name="P13" draw:layer="layout" svg:width="23.4cm" svg:height="1.4cm" svg:x="13.194cm" svg:y="30.9cm">
          <text:p text:style-name="P1"><text:span text:style-name="T41">Manual keys</text:span></text:p>
        </draw:rect>
        <draw:rect draw:style-name="gr66" draw:text-style-name="P13" draw:layer="layout" svg:width="20.8cm" svg:height="1.4cm" svg:x="14.494cm" svg:y="36.9cm">
          <text:p text:style-name="P1"><text:span text:style-name="T41">Stop pipes</text:span></text:p>
        </draw:rect>
        <draw:frame draw:style-name="gr67" draw:text-style-name="P20" draw:layer="layout" svg:width="3.572cm" svg:height="3.811cm" svg:x="39.194cm" svg:y="30.189cm">
          <draw:text-box>
            <text:p><text:span text:style-name="T46">Manual</text:span></text:p>
            <text:p><text:span text:style-name="T46"><text:s text:c="3"/></text:span><text:span text:style-name="T46">^</text:span></text:p>
            <text:p><text:span text:style-name="T47">Stop</text:span></text:p>
            <text:p><text:span text:style-name="T46"><text:s text:c="3"/></text:span><text:span text:style-name="T46">^</text:span></text:p>
            <text:p><text:span text:style-name="T48">Rank</text:span></text:p>
          </draw:text-box>
        </draw:frame>
        <draw:frame draw:style-name="gr68" draw:text-style-name="P21" draw:layer="layout" svg:width="10.781cm" svg:height="0.963cm" svg:x="13.594cm" svg:y="27.737cm">
          <draw:text-box>
            <text:p><text:span text:style-name="T49">FirstAccessibleKeyMIDINoteNumber</text:span></text:p>
          </draw:text-box>
        </draw:frame>
        <draw:frame draw:style-name="gr69" draw:text-style-name="P22" draw:layer="layout" svg:width="8.129cm" svg:height="0.963cm" svg:x="20.565cm" svg:y="33.237cm">
          <draw:text-box>
            <text:p><text:span text:style-name="T50">NumberOfAccessiblePipes</text:span></text:p>
          </draw:text-box>
        </draw:frame>
        <draw:line draw:style-name="gr70" draw:text-style-name="P1" draw:layer="layout" svg:x1="15.994cm" svg:y1="36.9cm" svg:x2="15.994cm" svg:y2="32.3cm">
          <text:p/>
        </draw:line>
        <draw:line draw:style-name="gr71" draw:text-style-name="P1" draw:layer="layout" svg:x1="14.694cm" svg:y1="28.763cm" svg:x2="14.694cm" svg:y2="30.9cm">
          <text:p/>
        </draw:line>
        <draw:line draw:style-name="gr72" draw:text-style-name="P1" draw:layer="layout" svg:x1="13.194cm" svg:y1="27.5cm" svg:x2="36.594cm" svg:y2="27.5cm">
          <text:p/>
        </draw:line>
        <draw:frame draw:style-name="gr73" draw:text-style-name="P21" draw:layer="layout" svg:width="7.3cm" svg:height="0.963cm" svg:x="21.594cm" svg:y="26.537cm">
          <draw:text-box>
            <text:p><text:span text:style-name="T51">NumberOfLogicalKeys</text:span></text:p>
          </draw:text-box>
        </draw:frame>
        <draw:line draw:style-name="gr74" draw:text-style-name="P1" draw:layer="layout" svg:x1="36.594cm" svg:y1="27.5cm" svg:x2="36.594cm" svg:y2="30.9cm">
          <text:p/>
        </draw:line>
        <draw:line draw:style-name="gr72" draw:text-style-name="P1" draw:layer="layout" svg:x1="14.694cm" svg:y1="30.1cm" svg:x2="35.094cm" svg:y2="30.1cm">
          <text:p/>
        </draw:line>
        <draw:frame draw:style-name="gr75" draw:text-style-name="P21" draw:layer="layout" svg:width="7.855cm" svg:height="0.963cm" svg:x="21.294cm" svg:y="29.1cm">
          <draw:text-box>
            <text:p><text:span text:style-name="T51">NumberOfAccessibleKeys</text:span></text:p>
          </draw:text-box>
        </draw:frame>
        <draw:line draw:style-name="gr74" draw:text-style-name="P1" draw:layer="layout" svg:x1="35.094cm" svg:y1="30.1cm" svg:x2="35.094cm" svg:y2="30.9cm">
          <text:p/>
        </draw:line>
        <draw:frame draw:style-name="gr76" draw:text-style-name="P22" draw:layer="layout" svg:width="11.4cm" svg:height="0.963cm" svg:x="4.694cm" svg:y="33.437cm">
          <draw:text-box>
            <text:p><text:span text:style-name="T50">FirstAccessiblePipeLogicalKeyNumber</text:span></text:p>
          </draw:text-box>
        </draw:frame>
        <draw:line draw:style-name="gr72" draw:text-style-name="P1" draw:layer="layout" svg:x1="15.994cm" svg:y1="33.1cm" svg:x2="34.094cm" svg:y2="33.1cm">
          <text:p/>
        </draw:line>
        <draw:line draw:style-name="gr74" draw:text-style-name="P1" draw:layer="layout" svg:x1="34.094cm" svg:y1="32.3cm" svg:x2="34.094cm" svg:y2="36.9cm">
          <text:p/>
        </draw:line>
        <draw:line draw:style-name="gr71" draw:text-style-name="P1" draw:layer="layout" svg:x1="14.5cm" svg:y1="39.437cm" svg:x2="14.494cm" svg:y2="38.363cm">
          <text:p/>
        </draw:line>
        <draw:frame draw:style-name="gr77" draw:text-style-name="P23" draw:layer="layout" svg:width="6.911cm" svg:height="0.963cm" svg:x="9.094cm" svg:y="39.437cm">
          <draw:text-box>
            <text:p><text:span text:style-name="T52">(FirstMidiNoteNumber)</text:span></text:p>
          </draw:text-box>
        </draw:frame>
        <draw:line draw:style-name="gr74" draw:text-style-name="P1" draw:layer="layout" svg:x1="35.294cm" svg:y1="38.3cm" svg:x2="35.294cm" svg:y2="38.9cm">
          <text:p/>
        </draw:line>
        <draw:line draw:style-name="gr72" draw:text-style-name="P1" draw:layer="layout" svg:x1="14.494cm" svg:y1="38.9cm" svg:x2="35.294cm" svg:y2="38.9cm">
          <text:p/>
        </draw:line>
        <draw:frame draw:style-name="gr78" draw:text-style-name="P23" draw:layer="layout" svg:width="7.013cm" svg:height="0.963cm" svg:x="21.394cm" svg:y="38.837cm">
          <draw:text-box>
            <text:p><text:span text:style-name="T52">NumberOfLogicalPipes</text:span></text:p>
          </draw:text-box>
        </draw:frame>
        <draw:frame draw:style-name="gr79" draw:text-style-name="P24" draw:layer="layout" svg:width="11.551cm" svg:height="0.963cm" svg:x="4.511cm" svg:y="35.137cm">
          <draw:text-box>
            <text:p><text:span text:style-name="T53">FirstAccessiblePipeLogicalPipeNumber</text:span></text:p>
          </draw:text-box>
        </draw:frame>
        <draw:frame draw:style-name="gr80" draw:text-style-name="P25" draw:layer="layout" svg:width="6.018cm" svg:height="0.963cm" svg:x="3.3cm" svg:y="27.437cm">
          <draw:text-box>
            <text:p><text:span text:style-name="T54">(if NumberOfRanks = 0)</text:span></text:p>
          </draw:text-box>
        </draw:frame>
        <draw:rect draw:style-name="gr66" draw:text-style-name="P13" draw:layer="layout" svg:width="21.294cm" svg:height="1.4cm" svg:x="14.5cm" svg:y="52.8cm">
          <text:p text:style-name="P1"><text:span text:style-name="T41">Rank pipes</text:span></text:p>
        </draw:rect>
        <draw:frame draw:style-name="gr81" draw:text-style-name="P23" draw:layer="layout" svg:width="5.988cm" svg:height="0.963cm" svg:x="21.734cm" svg:y="51.037cm">
          <draw:text-box>
            <text:p><text:span text:style-name="T55">Rank999PipeCount</text:span></text:p>
          </draw:text-box>
        </draw:frame>
        <draw:frame draw:style-name="gr82" draw:text-style-name="P23" draw:layer="layout" svg:width="10.632cm" svg:height="0.963cm" svg:x="6.294cm" svg:y="49.837cm">
          <draw:text-box>
            <text:p><text:span text:style-name="T55">Rank999FirstAccessibleKeyNumber</text:span></text:p>
          </draw:text-box>
        </draw:frame>
        <draw:line draw:style-name="gr74" draw:text-style-name="P1" draw:layer="layout" svg:x1="15.994cm" svg:y1="49.9cm" svg:x2="15.994cm" svg:y2="47.3cm">
          <text:p/>
        </draw:line>
        <draw:frame draw:style-name="gr83" draw:text-style-name="P21" draw:layer="layout" svg:width="7.788cm" svg:height="0.963cm" svg:x="8.6cm" svg:y="51.1cm">
          <draw:text-box>
            <text:p><text:span text:style-name="T50">Rank999FirstPipeNumber</text:span></text:p>
          </draw:text-box>
        </draw:frame>
        <draw:line draw:style-name="gr72" draw:text-style-name="P1" draw:layer="layout" svg:x1="16.5cm" svg:y1="52cm" svg:x2="32.694cm" svg:y2="52cm">
          <text:p/>
        </draw:line>
        <draw:line draw:style-name="gr74" draw:text-style-name="P1" draw:layer="layout" svg:x1="32.694cm" svg:y1="51.5cm" svg:x2="32.694cm" svg:y2="52.8cm">
          <text:p/>
        </draw:line>
        <draw:line draw:style-name="gr71" draw:text-style-name="P1" draw:layer="layout" svg:x1="14.494cm" svg:y1="55.6cm" svg:x2="14.494cm" svg:y2="54.263cm">
          <text:p/>
        </draw:line>
        <draw:frame draw:style-name="gr84" draw:text-style-name="P23" draw:layer="layout" svg:width="6.488cm" svg:height="0.963cm" svg:x="11.294cm" svg:y="55.737cm">
          <draw:text-box>
            <text:p><text:span text:style-name="T48">FirstMidiNoteNumber</text:span></text:p>
          </draw:text-box>
        </draw:frame>
        <draw:line draw:style-name="gr74" draw:text-style-name="P1" draw:layer="layout" svg:x1="35.794cm" svg:y1="54.2cm" svg:x2="35.794cm" svg:y2="55.1cm">
          <text:p/>
        </draw:line>
        <draw:line draw:style-name="gr72" draw:text-style-name="P1" draw:layer="layout" svg:x1="14.494cm" svg:y1="55.1cm" svg:x2="35.794cm" svg:y2="55.1cm">
          <text:p/>
        </draw:line>
        <draw:frame draw:style-name="gr78" draw:text-style-name="P23" draw:layer="layout" svg:width="7.013cm" svg:height="0.963cm" svg:x="21.894cm" svg:y="55.237cm">
          <draw:text-box>
            <text:p><text:span text:style-name="T48">NumberOfLogicalPipes</text:span></text:p>
          </draw:text-box>
        </draw:frame>
        <draw:frame draw:style-name="gr85" draw:text-style-name="P26" draw:layer="layout" svg:width="6.018cm" svg:height="0.963cm" svg:x="3.482cm" svg:y="42.337cm">
          <draw:text-box>
            <text:p><text:span text:style-name="T56">(if NumberOfRanks &gt; 0)</text:span></text:p>
          </draw:text-box>
        </draw:frame>
        <draw:line draw:style-name="gr86" draw:text-style-name="P1" draw:layer="layout" svg:x1="13.194cm" svg:y1="33.1cm" svg:x2="15.994cm" svg:y2="33.1cm">
          <text:p/>
        </draw:line>
        <draw:line draw:style-name="gr74" draw:text-style-name="P1" draw:layer="layout" svg:x1="14.494cm" svg:y1="36.3cm" svg:x2="14.494cm" svg:y2="38.6cm">
          <text:p/>
        </draw:line>
        <draw:line draw:style-name="gr86" draw:text-style-name="P1" draw:layer="layout" svg:x1="14.494cm" svg:y1="36.3cm" svg:x2="15.994cm" svg:y2="36.3cm">
          <text:p/>
        </draw:line>
        <draw:line draw:style-name="gr86" draw:text-style-name="P1" draw:layer="layout" svg:x1="13.194cm" svg:y1="30.1cm" svg:x2="14.694cm" svg:y2="30.1cm">
          <text:p/>
        </draw:line>
        <draw:line draw:style-name="gr87" draw:text-style-name="P1" draw:layer="layout" svg:x1="14.694cm" svg:y1="30.9cm" svg:x2="35.094cm" svg:y2="30.9cm">
          <text:p/>
        </draw:line>
        <draw:line draw:style-name="gr88" draw:text-style-name="P1" draw:layer="layout" svg:x1="15.994cm" svg:y1="36.9cm" svg:x2="34.094cm" svg:y2="36.9cm">
          <text:p/>
        </draw:line>
        <draw:line draw:style-name="gr86" draw:text-style-name="P1" draw:layer="layout" svg:x1="14.494cm" svg:y1="52cm" svg:x2="16.5cm" svg:y2="52cm">
          <text:p/>
        </draw:line>
        <draw:line draw:style-name="gr74" draw:text-style-name="P1" draw:layer="layout" svg:x1="14.494cm" svg:y1="52cm" svg:x2="14.494cm" svg:y2="54.3cm">
          <text:p/>
        </draw:line>
        <draw:line draw:style-name="gr86" draw:text-style-name="P1" draw:layer="layout" svg:x1="15.994cm" svg:y1="49.9cm" svg:x2="17.305cm" svg:y2="49.9cm">
          <text:p/>
        </draw:line>
        <draw:line draw:style-name="gr89" draw:text-style-name="P1" draw:layer="layout" svg:x1="15.994cm" svg:y1="32.3cm" svg:x2="34.094cm" svg:y2="32.3cm">
          <text:p/>
        </draw:line>
        <draw:line draw:style-name="gr88" draw:text-style-name="P1" draw:layer="layout" svg:x1="16.5cm" svg:y1="52.8cm" svg:x2="32.694cm" svg:y2="52.8cm">
          <text:p/>
        </draw:line>
        <draw:rect draw:style-name="gr65" draw:text-style-name="P13" draw:layer="layout" svg:width="23.4cm" svg:height="1.4cm" svg:x="10.894cm" svg:y="10.1cm">
          <text:p text:style-name="P1"><text:span text:style-name="T42">Keyboard keys</text:span></text:p>
        </draw:rect>
        <draw:rect draw:style-name="gr66" draw:text-style-name="P13" draw:layer="layout" svg:width="19.9cm" svg:height="1.4cm" svg:x="13.194cm" svg:y="19.137cm">
          <text:p text:style-name="P1"><text:span text:style-name="T42">Rank pipes</text:span></text:p>
        </draw:rect>
        <draw:frame draw:style-name="gr90" draw:text-style-name="P27" draw:layer="layout" svg:width="14.549cm" svg:height="1.075cm" svg:x="13.794cm" svg:y="12.225cm">
          <draw:text-box>
            <text:p><text:span text:style-name="T55">NumberOfMappedDivisionInputNodes </text:span><text:span text:style-name="T57">(StopRank)</text:span></text:p>
          </draw:text-box>
        </draw:frame>
        <draw:frame draw:style-name="gr91" draw:text-style-name="P27" draw:layer="layout" svg:width="16.568cm" svg:height="0.963cm" svg:x="13.094cm" svg:y="15.137cm">
          <draw:text-box>
            <text:p><text:span text:style-name="T58">MIDINoteNumIncrementFromDivisionToRank </text:span><text:span text:style-name="T59">(StopRank)</text:span></text:p>
          </draw:text-box>
        </draw:frame>
        <draw:line draw:style-name="gr92" draw:text-style-name="P1" draw:layer="layout" svg:x1="12.894cm" svg:y1="16.2cm" svg:x2="14.794cm" svg:y2="16.2cm">
          <text:p/>
        </draw:line>
        <draw:line draw:style-name="gr74" draw:text-style-name="P1" draw:layer="layout" svg:x1="14.794cm" svg:y1="15.9cm" svg:x2="14.794cm" svg:y2="19.137cm">
          <text:p/>
        </draw:line>
        <draw:line draw:style-name="gr72" draw:text-style-name="P1" draw:layer="layout" svg:x1="12.894cm" svg:y1="12.2cm" svg:x2="28.994cm" svg:y2="12.2cm">
          <text:p/>
        </draw:line>
        <draw:line draw:style-name="gr74" draw:text-style-name="P1" draw:layer="layout" svg:x1="28.994cm" svg:y1="12.7cm" svg:x2="28.994cm" svg:y2="11.5cm">
          <text:p/>
        </draw:line>
        <draw:line draw:style-name="gr72" draw:text-style-name="P1" draw:layer="layout" svg:x1="14.794cm" svg:y1="18.5cm" svg:x2="30.894cm" svg:y2="18.5cm">
          <text:p/>
        </draw:line>
        <draw:line draw:style-name="gr74" draw:text-style-name="P1" draw:layer="layout" svg:x1="30.894cm" svg:y1="19.137cm" svg:x2="30.894cm" svg:y2="18.1cm">
          <text:p/>
        </draw:line>
        <draw:frame draw:style-name="gr93" draw:text-style-name="P28" draw:layer="layout" svg:width="14.548cm" svg:height="0.963cm" svg:x="17.194cm" svg:y="17.5cm">
          <draw:text-box>
            <text:p><text:span text:style-name="T58">NumberOfMappedDivisionInputNodes</text:span><text:span text:style-name="T59"> (StopRank)</text:span></text:p>
          </draw:text-box>
        </draw:frame>
        <draw:frame draw:style-name="gr94" draw:text-style-name="P29" draw:layer="layout" svg:width="10.886cm" svg:height="0.963cm" svg:x="19.294cm" svg:y="8.237cm">
          <draw:text-box>
            <text:p><text:span text:style-name="T49">InpGen_NumberOfInputs </text:span><text:span text:style-name="T57">(Keyboard)</text:span></text:p>
          </draw:text-box>
        </draw:frame>
        <draw:line draw:style-name="gr72" draw:text-style-name="P1" draw:layer="layout" svg:x1="10.894cm" svg:y1="9.3cm" svg:x2="34.294cm" svg:y2="9.3cm">
          <text:p/>
        </draw:line>
        <draw:line draw:style-name="gr71" draw:text-style-name="P1" draw:layer="layout" svg:x1="10.894cm" svg:y1="8.1cm" svg:x2="10.894cm" svg:y2="10.1cm">
          <text:p/>
        </draw:line>
        <draw:frame draw:style-name="gr95" draw:text-style-name="P29" draw:layer="layout" svg:width="14.485cm" svg:height="0.963cm" svg:x="8.194cm" svg:y="6.9cm">
          <draw:text-box>
            <text:p><text:span text:style-name="T49">InpGen_MIDINoteNumberOfFirstInput </text:span><text:span text:style-name="T57">(Keyboard)</text:span></text:p>
          </draw:text-box>
        </draw:frame>
        <draw:frame draw:style-name="gr96" draw:text-style-name="P30" draw:layer="layout" svg:width="12.338cm" svg:height="0.963cm" svg:x="8.994cm" svg:y="22.137cm">
          <draw:text-box>
            <text:p><text:span text:style-name="T60">NormalMIDINoteNumber</text:span><text:span text:style-name="T57"> (first pipe object)</text:span></text:p>
          </draw:text-box>
        </draw:frame>
        <draw:line draw:style-name="gr71" draw:text-style-name="P1" draw:layer="layout" svg:x1="13.194cm" svg:y1="22.1cm" svg:x2="13.194cm" svg:y2="20.537cm">
          <text:p/>
        </draw:line>
        <draw:frame draw:style-name="gr97" draw:text-style-name="P31" draw:layer="layout" svg:width="4.4cm" svg:height="4.263cm" svg:x="39.8cm" svg:y="8.8cm">
          <draw:text-box>
            <text:p><text:span text:style-name="T61">Division</text:span></text:p>
            <text:p><text:span text:style-name="T51"><text:s text:c="3"/></text:span><text:span text:style-name="T51">|</text:span></text:p>
            <text:p><text:span text:style-name="T51">Keyboard</text:span></text:p>
            <text:p><text:span text:style-name="T51"><text:s text:c="3"/></text:span><text:span text:style-name="T61">^</text:span></text:p>
            <text:p><text:span text:style-name="T62">KeyboardKey</text:span></text:p>
          </draw:text-box>
        </draw:frame>
        <draw:frame draw:style-name="gr98" draw:text-style-name="P32" draw:layer="layout" svg:width="14.929cm" svg:height="0.963cm" svg:x="8.198cm" svg:y="5.737cm">
          <draw:text-box>
            <text:p><text:span text:style-name="T63">NormalMIDINoteNumber</text:span><text:span text:style-name="T57"> (first KeyboardKey</text:span><text:span text:style-name="T63"> </text:span><text:span text:style-name="T57">object)</text:span></text:p>
          </draw:text-box>
        </draw:frame>
        <draw:frame draw:style-name="gr99" draw:text-style-name="P32" draw:layer="layout" svg:width="14.891cm" svg:height="0.963cm" svg:x="27.198cm" svg:y="5.737cm">
          <draw:text-box>
            <text:p><text:span text:style-name="T63">NormalMIDINoteNumber </text:span><text:span text:style-name="T57">(last KeyboardKey object)</text:span></text:p>
          </draw:text-box>
        </draw:frame>
        <draw:line draw:style-name="gr71" draw:text-style-name="P1" draw:layer="layout" svg:x1="34.294cm" svg:y1="6.8cm" svg:x2="34.294cm" svg:y2="10.1cm">
          <text:p/>
        </draw:line>
        <draw:line draw:style-name="gr71" draw:text-style-name="P1" draw:layer="layout" svg:x1="12.894cm" svg:y1="16.8cm" svg:x2="12.894cm" svg:y2="11.5cm">
          <text:p/>
        </draw:line>
        <draw:frame draw:style-name="gr100" draw:text-style-name="P30" draw:layer="layout" svg:width="12.3cm" svg:height="0.963cm" svg:x="28.594cm" svg:y="22.137cm">
          <draw:text-box>
            <text:p><text:span text:style-name="T60">NormalMIDINoteNumber</text:span><text:span text:style-name="T57"> (last pipe object)</text:span></text:p>
          </draw:text-box>
        </draw:frame>
        <draw:line draw:style-name="gr71" draw:text-style-name="P1" draw:layer="layout" svg:x1="33.094cm" svg:y1="22.1cm" svg:x2="33.094cm" svg:y2="20.537cm">
          <text:p/>
        </draw:line>
        <draw:line draw:style-name="gr87" draw:text-style-name="P1" draw:layer="layout" svg:x1="10.894cm" svg:y1="10.1cm" svg:x2="34.294cm" svg:y2="10.1cm">
          <text:p/>
        </draw:line>
        <draw:line draw:style-name="gr89" draw:text-style-name="P1" draw:layer="layout" svg:x1="12.894cm" svg:y1="11.5cm" svg:x2="28.994cm" svg:y2="11.5cm">
          <text:p/>
        </draw:line>
        <draw:line draw:style-name="gr88" draw:text-style-name="P1" draw:layer="layout" svg:x1="14.794cm" svg:y1="19.137cm" svg:x2="30.894cm" svg:y2="19.137cm">
          <text:p/>
        </draw:line>
        <draw:frame draw:style-name="gr101" draw:text-style-name="P33" draw:layer="layout" svg:width="17.233cm" svg:height="1.075cm" svg:x="11.794cm" svg:y="13.825cm">
          <draw:text-box>
            <text:p><text:span text:style-name="T55">MIDINoteNumOfFirstMappedDivisionInputNode </text:span><text:span text:style-name="T57">(StopRank)</text:span></text:p>
          </draw:text-box>
        </draw:frame>
        <draw:frame draw:style-name="gr102" draw:text-style-name="P19" draw:layer="layout" svg:width="2.092cm" svg:height="0.983cm" svg:x="2.702cm" svg:y="23.617cm">
          <draw:text-box>
            <text:p><text:span text:style-name="T44">HW</text:span></text:p>
          </draw:text-box>
        </draw:frame>
        <draw:frame draw:style-name="gr103" draw:text-style-name="P19" draw:layer="layout" svg:width="2.092cm" svg:height="0.983cm" svg:x="2.702cm" svg:y="25.917cm">
          <draw:text-box>
            <text:p><text:span text:style-name="T44">GO</text:span></text:p>
          </draw:text-box>
        </draw:frame>
        <draw:line draw:style-name="gr104" draw:text-style-name="P1" draw:layer="layout" svg:x1="49.894cm" svg:y1="25.183cm" svg:x2="2.394cm" svg:y2="25.183cm">
          <text:p/>
        </draw:line>
        <draw:frame draw:style-name="gr105" draw:text-style-name="P31" draw:layer="layout" svg:width="6.382cm" svg:height="11.643cm" svg:x="45.749cm" svg:y="8.674cm">
          <draw:text-box>
            <text:p><text:span text:style-name="T61">Division</text:span></text:p>
            <text:p><text:span text:style-name="T51"><text:s text:c="3"/></text:span><text:span text:style-name="T61">^</text:span></text:p>
            <text:p><text:span text:style-name="T61">Stop</text:span></text:p>
            <text:p><text:span text:style-name="T51"><text:s text:c="3"/></text:span><text:span text:style-name="T61">^</text:span></text:p>
            <text:p><text:span text:style-name="T47">StopRank</text:span></text:p>
            <text:p><text:span text:style-name="T51"><text:s text:c="3"/></text:span><text:span text:style-name="T61">|</text:span></text:p>
            <text:p><text:span text:style-name="T61">Rank</text:span></text:p>
            <text:p><text:span text:style-name="T51"><text:s text:c="3"/></text:span><text:span text:style-name="T61">^</text:span></text:p>
            <text:p><text:span text:style-name="T48">Pipe</text:span></text:p>
            <text:p><text:span text:style-name="T51"><text:s text:c="3"/></text:span><text:span text:style-name="T61">^</text:span></text:p>
            <text:p><text:span text:style-name="T61">Pipe_Layer</text:span></text:p>
            <text:p><text:span text:style-name="T51"><text:s text:c="3"/></text:span><text:span text:style-name="T61">^</text:span></text:p>
            <text:p><text:span text:style-name="T61">Pipe_Attack/Release</text:span></text:p>
            <text:p><text:span text:style-name="T51"><text:s text:c="3"/></text:span><text:span text:style-name="T61">|</text:span></text:p>
            <text:p><text:span text:style-name="T61">Sample</text:span></text:p>
            <text:p><text:span text:style-name="T64"/></text:p>
          </draw:text-box>
        </draw:frame>
        <draw:frame draw:style-name="gr106" draw:text-style-name="P34" draw:layer="layout" svg:width="14cm" svg:height="1.863cm" svg:x="43.649cm" svg:y="5.637cm">
          <draw:text-box>
            <text:p><text:span text:style-name="T65">| <text:s/>means link one to one</text:span></text:p>
            <text:p><text:span text:style-name="T65">^ means link one to several (from up to dow)</text:span></text:p>
          </draw:text-box>
        </draw:frame>
        <draw:frame draw:style-name="gr107" draw:text-style-name="P28" draw:layer="layout" svg:width="18.393cm" svg:height="0.963cm" svg:x="44.149cm" svg:y="50.074cm">
          <draw:text-box>
            <text:p><text:span text:style-name="T41">GO </text:span><text:span text:style-name="T48">FirstMidiNoteNumber</text:span><text:span text:style-name="T41"> = HW </text:span><text:span text:style-name="T48">NormalMIDINoteNumber</text:span><text:span text:style-name="T41"> (min) </text:span></text:p>
          </draw:text-box>
        </draw:frame>
        <draw:frame draw:style-name="gr108" draw:text-style-name="P28" draw:layer="layout" svg:width="21.898cm" svg:height="0.963cm" svg:x="44.149cm" svg:y="51.137cm">
          <draw:text-box>
            <text:p><text:span text:style-name="T61">GO </text:span><text:span text:style-name="T48">NumberOfLogicalPipes</text:span><text:span text:style-name="T61"> = HW </text:span><text:span text:style-name="T48">NormalMIDINoteNumber</text:span><text:span text:style-name="T61"> (max – min + 1) </text:span></text:p>
          </draw:text-box>
        </draw:frame>
        <draw:frame draw:style-name="gr109" draw:text-style-name="P28" draw:layer="layout" svg:width="19.784cm" svg:height="1.175cm" svg:x="44.249cm" svg:y="38.462cm">
          <draw:text-box>
            <text:p><text:span text:style-name="T61">GO </text:span><text:span text:style-name="T55">Rank999PipeCount</text:span><text:span text:style-name="T61"> = HW </text:span><text:span text:style-name="T55">NumberOfMappedDivisionInputNodes</text:span></text:p>
          </draw:text-box>
        </draw:frame>
        <draw:frame draw:style-name="gr110" draw:text-style-name="P28" draw:layer="layout" svg:width="21.8cm" svg:height="3.099cm" svg:x="44.249cm" svg:y="31.675cm">
          <draw:text-box>
            <text:p><text:span text:style-name="T61">GO </text:span><text:span text:style-name="T50">Rank999FirstPipeNumber</text:span><text:span text:style-name="T61"> = </text:span></text:p>
            <text:p><text:span text:style-name="T61"><text:s text:c="3"/></text:span><text:span text:style-name="T61">HW </text:span><text:span text:style-name="T55">MIDINoteNumOfFirstMappedDivisionInputNode</text:span></text:p>
            <text:p><text:span text:style-name="T57"><text:s text:c="3"/></text:span><text:span text:style-name="T57">+ HW </text:span><text:span text:style-name="T58">MIDINoteNumIncrementFromDivisionToRank</text:span><text:span text:style-name="T59"> </text:span></text:p>
            <text:p><text:span text:style-name="T59"><text:s text:c="3"/></text:span><text:span text:style-name="T59">- HW </text:span><text:span text:style-name="T66">NormalMIDINoteNumber</text:span><text:span text:style-name="T59"> (first) + 1 </text:span></text:p>
          </draw:text-box>
        </draw:frame>
        <draw:frame draw:style-name="gr111" draw:text-style-name="P28" draw:layer="layout" svg:width="19.784cm" svg:height="5.235cm" svg:x="52.949cm" svg:y="18.437cm">
          <draw:text-box>
            <text:p><text:span text:style-name="T61">If HW </text:span><text:span text:style-name="T55">NumberOfMappedDivisionInputNodes</text:span><text:span text:style-name="T57"> not defined</text:span></text:p>
            <text:p><text:span text:style-name="T57"><text:s text:c="3"/></text:span><text:span text:style-name="T57">= HW </text:span><text:span text:style-name="T60">NormalMIDINoteNumber</text:span><text:span text:style-name="T57"> (last – first + 1)</text:span></text:p>
            <text:p><text:span text:style-name="T57">HW </text:span><text:span text:style-name="T55">NumberOfMappedDivisionInputNodes</text:span><text:span text:style-name="T57"> = </text:span></text:p>
            <text:p><text:span text:style-name="T57"><text:s text:c="3"/></text:span><text:span text:style-name="T57">min(HW </text:span><text:span text:style-name="T55">NumberOfMappedDivisionInputNodes,</text:span></text:p>
            <text:p><text:span text:style-name="T57"><text:s text:c="10"/></text:span><text:span text:style-name="T57">HW </text:span><text:span text:style-name="T60">NormalMIDINoteNumber</text:span><text:span text:style-name="T57"> (last)</text:span></text:p>
            <text:p><text:span text:style-name="T57"><text:s text:c="10"/></text:span><text:span text:style-name="T57">- (HW</text:span><text:span text:style-name="T55"> MIDINoteNumOfFirstMappedDivisionInputNode</text:span></text:p>
            <text:p><text:span text:style-name="T55"><text:s text:c="12"/></text:span><text:span text:style-name="T57"><text:s text:c="2"/></text:span><text:span text:style-name="T57">+ </text:span><text:span text:style-name="T59">HW </text:span><text:span text:style-name="T58">MIDINoteNumIncrementFromDivisionToRank</text:span><text:span text:style-name="T57">) + 1</text:span></text:p>
          </draw:text-box>
        </draw:frame>
        <draw:frame draw:style-name="gr112" draw:text-style-name="P33" draw:layer="layout" svg:width="27.345cm" svg:height="4.523cm" svg:x="52.949cm" svg:y="13.562cm">
          <draw:text-box>
            <text:p><text:span text:style-name="T57">If HW</text:span><text:span text:style-name="T55"> MIDINoteNumOfFirstMappedDivisionInputNode </text:span><text:span text:style-name="T57">not defined</text:span></text:p>
            <text:p><text:span text:style-name="T57"><text:s text:c="3"/></text:span><text:span text:style-name="T57">= HW </text:span><text:span text:style-name="T60">NormalMIDINoteNumber</text:span><text:span text:style-name="T57"> (first)</text:span></text:p>
            <text:p><text:span text:style-name="T57">HW</text:span><text:span text:style-name="T55"> MIDINoteNumOfFirstMappedDivisionInputNode</text:span><text:span text:style-name="T57"> =</text:span></text:p>
            <text:p><text:span text:style-name="T57"><text:s text:c="3"/></text:span><text:span text:style-name="T57">max (HW </text:span><text:span text:style-name="T55">MIDINoteNumOfFirstMappedDivisionInputNode,</text:span></text:p>
            <text:p><text:span text:style-name="T57"><text:s text:c="12"/></text:span><text:span text:style-name="T59">HW </text:span><text:span text:style-name="T66">NormalMIDINoteNumber</text:span><text:span text:style-name="T59"> (first) -</text:span><text:span text:style-name="T57"> </text:span><text:span text:style-name="T59">HW </text:span><text:span text:style-name="T58">MIDINoteNumIncrementFromDivisionToRank</text:span><text:span text:style-name="T59"> )</text:span></text:p>
            <text:p><text:span text:style-name="T41"/></text:p>
          </draw:text-box>
        </draw:frame>
        <draw:frame draw:style-name="gr113" draw:text-style-name="P27" draw:layer="layout" svg:width="18.265cm" svg:height="1.675cm" svg:x="52.986cm" svg:y="11.137cm">
          <draw:text-box>
            <text:p><text:span text:style-name="T59">If HW </text:span><text:span text:style-name="T58">MIDINoteNumIncrementFromDivisionToRank</text:span><text:span text:style-name="T59"> not defined</text:span></text:p>
            <text:p><text:span text:style-name="T59"><text:s text:c="3"/></text:span><text:span text:style-name="T59">= 0</text:span></text:p>
          </draw:text-box>
        </draw:frame>
        <draw:frame draw:style-name="gr114" draw:text-style-name="P28" draw:layer="layout" svg:width="23.4cm" svg:height="2.387cm" svg:x="44.249cm" svg:y="40.75cm">
          <draw:text-box>
            <text:p><text:span text:style-name="T61">GO </text:span><text:span text:style-name="T50">FirstAccessiblePipeLogicalKeyNumber</text:span><text:span text:style-name="T61"> = </text:span></text:p>
            <text:p><text:span text:style-name="T61"><text:s text:c="3"/></text:span><text:span text:style-name="T61">min(GO </text:span><text:span text:style-name="T58">Rank999FirstAccessibleKeyNumber </text:span><text:span text:style-name="T59">(absolute value)</text:span><text:span text:style-name="T67">) of all Rank999s</text:span></text:p>
          </draw:text-box>
        </draw:frame>
        <draw:frame draw:style-name="gr115" draw:text-style-name="P28" draw:layer="layout" svg:width="23.4cm" svg:height="3.099cm" svg:x="44.249cm" svg:y="43.137cm">
          <draw:text-box>
            <text:p><text:span text:style-name="T61">GO </text:span><text:span text:style-name="T50">NumberOfAccessiblePipes</text:span><text:span text:style-name="T61"> = </text:span></text:p>
            <text:p><text:span text:style-name="T61"><text:s text:c="3"/></text:span><text:span text:style-name="T61">max(GO </text:span><text:span text:style-name="T58">Rank999FirstAccessibleKeyNumber </text:span><text:span text:style-name="T59">(absolute value) </text:span></text:p>
            <text:p><text:span text:style-name="T59"><text:s text:c="3"/></text:span><text:span text:style-name="T59">+ GO </text:span><text:span text:style-name="T58">Rank999PipeCount</text:span><text:span text:style-name="T67">) of all Rank999s</text:span></text:p>
            <text:p><text:span text:style-name="T67"><text:s text:c="3"/></text:span><text:span text:style-name="T67">- GO </text:span><text:span text:style-name="T50">FirstAccessiblePipeLogicalKeyNumber + 1</text:span></text:p>
          </draw:text-box>
        </draw:frame>
        <draw:frame draw:style-name="gr116" draw:text-style-name="P28" draw:layer="layout" svg:width="24.268cm" svg:height="2.387cm" svg:x="44.249cm" svg:y="35.237cm">
          <draw:text-box>
            <text:p><text:span text:style-name="T61">GO </text:span><text:span text:style-name="T58">Rank999FirstAccessibleKeyNumber </text:span><text:span text:style-name="T59">(absolute value)</text:span><text:span text:style-name="T61"> = </text:span></text:p>
            <text:p><text:span text:style-name="T61"><text:s text:c="3"/></text:span><text:span text:style-name="T61">HW </text:span><text:span text:style-name="T55">MIDINoteNumOfFirstMappedDivisionInputNode</text:span></text:p>
            <text:p><text:span text:style-name="T57"><text:s text:c="3"/></text:span><text:span text:style-name="T57">- GO </text:span><text:span text:style-name="T49">FirstAccessibleKeyMIDINoteNumber + 1</text:span></text:p>
          </draw:text-box>
        </draw:frame>
        <draw:frame draw:style-name="gr116" draw:text-style-name="P28" draw:layer="layout" svg:width="24.268cm" svg:height="2.387cm" svg:x="44.249cm" svg:y="46.937cm">
          <draw:text-box>
            <text:p><text:span text:style-name="T61">GO </text:span><text:span text:style-name="T58">Rank999FirstAccessibleKeyNumber </text:span><text:span text:style-name="T59">(offset value)</text:span><text:span text:style-name="T61"> = </text:span></text:p>
            <text:p><text:span text:style-name="T61"><text:s text:c="3"/></text:span><text:span text:style-name="T61">GO </text:span><text:span text:style-name="T58">Rank999FirstAccessibleKeyNumber </text:span><text:span text:style-name="T59">(absolute value)</text:span></text:p>
            <text:p><text:span text:style-name="T57"><text:s text:c="3"/></text:span><text:span text:style-name="T57">- GO </text:span><text:span text:style-name="T50">FirstAccessiblePipeLogicalKeyNumber</text:span></text:p>
          </draw:text-box>
        </draw:frame>
        <draw:custom-shape draw:style-name="gr49" draw:text-style-name="P1" draw:layer="layout" svg:width="1.6cm" svg:height="4.4cm" svg:x="45.749cm" svg:y="2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7" draw:text-style-name="P12" draw:layer="layout" svg:width="11.627cm" svg:height="2.906cm" svg:x="1.709cm" svg:y="1.937cm">
          <draw:text-box>
            <text:p><text:span text:style-name="T40">Stop/Rank conversion</text:span></text:p>
            <text:p><text:span text:style-name="T40">from HW to GO</text:span></text:p>
            <text:p><text:span text:style-name="T40">for compass related attributes</text:span></text:p>
          </draw:text-box>
        </draw:frame>
        <draw:line draw:style-name="gr74" draw:text-style-name="P1" draw:layer="layout" svg:x1="13.194cm" svg:y1="27.5cm" svg:x2="13.194cm" svg:y2="33.1cm">
          <text:p/>
        </draw:line>
        <draw:frame draw:style-name="gr118" draw:text-style-name="P21" draw:layer="layout" svg:width="11.3cm" svg:height="0.963cm" svg:x="3.194cm" svg:y="28.937cm">
          <draw:text-box>
            <text:p><text:span text:style-name="T49">FirstAccessibleKeyLogicalKeyNumber</text:span></text:p>
          </draw:text-box>
        </draw:frame>
        <draw:line draw:style-name="gr74" draw:text-style-name="P1" draw:layer="layout" svg:x1="34.094cm" svg:y1="47.3cm" svg:x2="34.094cm" svg:y2="48.1cm">
          <text:p/>
        </draw:line>
        <draw:line draw:style-name="gr119" draw:text-style-name="P35" draw:layer="layout" svg:x1="16.5cm" svg:y1="51.5cm" svg:x2="16.5cm" svg:y2="52.792cm">
          <text:p/>
        </draw:line>
        <draw:line draw:style-name="gr74" draw:text-style-name="P1" draw:layer="layout" svg:x1="17.263cm" svg:y1="50.6cm" svg:x2="16.5cm" svg:y2="51.5cm">
          <text:p/>
        </draw:line>
        <draw:line draw:style-name="gr74" draw:text-style-name="P1" draw:layer="layout" svg:x1="33.5cm" svg:y1="47.3cm" svg:x2="33.5cm" svg:y2="50.6cm">
          <text:p/>
        </draw:line>
        <draw:line draw:style-name="gr74" draw:text-style-name="P1" draw:layer="layout" svg:x1="33.457cm" svg:y1="50.6cm" svg:x2="32.694cm" svg:y2="51.5cm">
          <text:p/>
        </draw:line>
        <draw:rect draw:style-name="gr65" draw:text-style-name="P13" draw:layer="layout" svg:width="23.4cm" svg:height="1.4cm" svg:x="13.194cm" svg:y="45.9cm">
          <text:p text:style-name="P1"><text:span text:style-name="T41">Manual keys</text:span></text:p>
        </draw:rect>
        <draw:frame draw:style-name="gr68" draw:text-style-name="P21" draw:layer="layout" svg:width="10.781cm" svg:height="0.963cm" svg:x="13.594cm" svg:y="42.737cm">
          <draw:text-box>
            <text:p><text:span text:style-name="T49">FirstAccessibleKeyMIDINoteNumber</text:span></text:p>
          </draw:text-box>
        </draw:frame>
        <draw:frame draw:style-name="gr120" draw:text-style-name="P22" draw:layer="layout" svg:width="8.129cm" svg:height="0.963cm" svg:x="20.565cm" svg:y="48.237cm">
          <draw:text-box>
            <text:p><text:span text:style-name="T50">NumberOfAccessiblePipes</text:span></text:p>
          </draw:text-box>
        </draw:frame>
        <draw:line draw:style-name="gr71" draw:text-style-name="P1" draw:layer="layout" svg:x1="14.694cm" svg:y1="43.763cm" svg:x2="14.694cm" svg:y2="45.9cm">
          <text:p/>
        </draw:line>
        <draw:line draw:style-name="gr72" draw:text-style-name="P1" draw:layer="layout" svg:x1="13.194cm" svg:y1="42.5cm" svg:x2="36.594cm" svg:y2="42.5cm">
          <text:p/>
        </draw:line>
        <draw:frame draw:style-name="gr73" draw:text-style-name="P21" draw:layer="layout" svg:width="7.3cm" svg:height="0.963cm" svg:x="21.594cm" svg:y="41.537cm">
          <draw:text-box>
            <text:p><text:span text:style-name="T51">NumberOfLogicalKeys</text:span></text:p>
          </draw:text-box>
        </draw:frame>
        <draw:line draw:style-name="gr74" draw:text-style-name="P1" draw:layer="layout" svg:x1="36.594cm" svg:y1="42.5cm" svg:x2="36.594cm" svg:y2="45.9cm">
          <text:p/>
        </draw:line>
        <draw:line draw:style-name="gr72" draw:text-style-name="P1" draw:layer="layout" svg:x1="14.694cm" svg:y1="45.1cm" svg:x2="35.094cm" svg:y2="45.1cm">
          <text:p/>
        </draw:line>
        <draw:frame draw:style-name="gr75" draw:text-style-name="P21" draw:layer="layout" svg:width="7.855cm" svg:height="0.963cm" svg:x="21.294cm" svg:y="44.1cm">
          <draw:text-box>
            <text:p><text:span text:style-name="T51">NumberOfAccessibleKeys</text:span></text:p>
          </draw:text-box>
        </draw:frame>
        <draw:line draw:style-name="gr74" draw:text-style-name="P1" draw:layer="layout" svg:x1="35.094cm" svg:y1="45.1cm" svg:x2="35.094cm" svg:y2="45.9cm">
          <text:p/>
        </draw:line>
        <draw:frame draw:style-name="gr121" draw:text-style-name="P22" draw:layer="layout" svg:width="11.4cm" svg:height="0.963cm" svg:x="4.694cm" svg:y="48.237cm">
          <draw:text-box>
            <text:p><text:span text:style-name="T50">FirstAccessiblePipeLogicalKeyNumber</text:span></text:p>
          </draw:text-box>
        </draw:frame>
        <draw:line draw:style-name="gr72" draw:text-style-name="P1" draw:layer="layout" svg:x1="15.994cm" svg:y1="48.1cm" svg:x2="34.094cm" svg:y2="48.1cm">
          <text:p/>
        </draw:line>
        <draw:line draw:style-name="gr86" draw:text-style-name="P1" draw:layer="layout" svg:x1="13.194cm" svg:y1="48.1cm" svg:x2="15.994cm" svg:y2="48.1cm">
          <text:p/>
        </draw:line>
        <draw:line draw:style-name="gr86" draw:text-style-name="P1" draw:layer="layout" svg:x1="13.194cm" svg:y1="45.1cm" svg:x2="14.694cm" svg:y2="45.1cm">
          <text:p/>
        </draw:line>
        <draw:line draw:style-name="gr87" draw:text-style-name="P1" draw:layer="layout" svg:x1="14.694cm" svg:y1="45.9cm" svg:x2="35.094cm" svg:y2="45.9cm">
          <text:p/>
        </draw:line>
        <draw:line draw:style-name="gr89" draw:text-style-name="P1" draw:layer="layout" svg:x1="15.994cm" svg:y1="47.3cm" svg:x2="34.094cm" svg:y2="47.3cm">
          <text:p/>
        </draw:line>
        <draw:line draw:style-name="gr74" draw:text-style-name="P1" draw:layer="layout" svg:x1="13.194cm" svg:y1="42.5cm" svg:x2="13.2cm" svg:y2="48.1cm">
          <text:p/>
        </draw:line>
        <draw:frame draw:style-name="gr122" draw:text-style-name="P21" draw:layer="layout" svg:width="11.187cm" svg:height="0.963cm" svg:x="3.394cm" svg:y="44.037cm">
          <draw:text-box>
            <text:p><text:span text:style-name="T49">FirstAccessibleKeyLogicalKeyNumber</text:span></text:p>
          </draw:text-box>
        </draw:frame>
        <draw:line draw:style-name="gr74" draw:text-style-name="P1" draw:layer="layout" svg:x1="17.232cm" svg:y1="47.3cm" svg:x2="17.232cm" svg:y2="5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4-09-22T23:07:22.91</dc:date>
    <meta:editing-duration>P7DT16H49M12S</meta:editing-duration>
    <meta:editing-cycles>338</meta:editing-cycles>
    <meta:generator>OpenOffice/4.1.15$Win32 OpenOffice.org_project/4115m2$Build-9813</meta:generator>
    <meta:document-statistic meta:object-count="550"/>
  </office:meta>
</office:document-meta>
</file>